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896in" fo:break-before="page" table:align="left"/>
    </style:style>
    <style:style style:name="Table3.A" style:family="table-column">
      <style:table-column-properties style:column-width="6.6896in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1ef89" fo:background-color="#1e1e1e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198in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40e8cd" fo:background-color="#1e1e1e"/>
    </style:style>
    <style:style style:name="P11" style:family="paragraph" style:parent-style-name="Standard">
      <style:paragraph-properties fo:text-align="start" style:justify-single-word="false"/>
      <style:text-properties fo:color="#dadada" loext:opacity="100%" officeooo:paragraph-rsid="0040e8cd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adada" loext:opacity="100%" officeooo:paragraph-rsid="0041ef89" fo:background-color="#1e1e1e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officeooo:paragraph-rsid="0040e8cd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6" style:family="paragraph" style:parent-style-name="Standard">
      <style:text-properties officeooo:paragraph-rsid="0041ef89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19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fo:color="#dadada" loext:opacity="100%" style:font-name="Consolas" fo:font-size="10.5pt" fo:font-weight="normal" officeooo:paragraph-rsid="001f42e0" fo:background-color="transparent"/>
    </style:style>
    <style:style style:name="P20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color="#dadada" loext:opacity="100%" style:font-name="Consolas" fo:font-size="10.5pt" fo:font-weight="normal" officeooo:paragraph-rsid="001f42e0" fo:background-color="transparent"/>
    </style:style>
    <style:style style:name="P21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fo:color="#dadada" loext:opacity="100%" style:font-name="Consolas" fo:font-size="10.5pt" fo:font-weight="normal" officeooo:paragraph-rsid="001f42e0" fo:background-color="transparent"/>
    </style:style>
    <style:style style:name="P22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fo:color="#dadada" loext:opacity="100%" style:font-name="Consolas" fo:font-size="10.5pt" fo:font-weight="normal" officeooo:paragraph-rsid="001f42e0" fo:background-color="transparent"/>
    </style:style>
    <style:style style:name="P23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24" style:family="paragraph" style:parent-style-name="Standard">
      <style:paragraph-properties fo:text-align="center" style:justify-single-word="false"/>
      <style:text-properties officeooo:paragraph-rsid="001ecb23"/>
    </style:style>
    <style:style style:name="P25" style:family="paragraph" style:parent-style-name="Standard">
      <style:paragraph-properties fo:text-align="center" style:justify-single-word="false"/>
      <style:text-properties officeooo:paragraph-rsid="003cbb87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27" style:family="paragraph" style:parent-style-name="Standard">
      <style:text-properties fo:font-size="14pt" officeooo:paragraph-rsid="001ecb23" style:font-size-asian="14pt" style:font-size-complex="14pt"/>
    </style:style>
    <style:style style:name="P28" style:family="paragraph" style:parent-style-name="Standard">
      <style:text-properties officeooo:paragraph-rsid="001ecb23"/>
    </style:style>
    <style:style style:name="P29" style:family="paragraph" style:parent-style-name="Text_20_body">
      <style:paragraph-properties fo:line-height="150%" fo:text-align="justify" style:justify-single-word="false" fo:hyphenation-ladder-count="no-limit"/>
      <style:text-properties officeooo:paragraph-rsid="004065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84e23" style:font-size-asian="14pt" style:font-size-complex="14pt"/>
    </style:style>
    <style:style style:name="T3" style:family="text">
      <style:text-properties fo:font-size="14pt" fo:language="ru" fo:country="RU" officeooo:rsid="001ecb23" style:font-size-asian="14pt" style:font-size-complex="14pt"/>
    </style:style>
    <style:style style:name="T4" style:family="text">
      <style:text-properties text:display="true"/>
    </style:style>
    <style:style style:name="T5" style:family="text">
      <style:text-properties fo:color="#b4b4b4" loext:opacity="100%"/>
    </style:style>
    <style:style style:name="T6" style:family="text">
      <style:text-properties fo:color="#b4b4b4" loext:opacity="100%" style:font-name="Consolas" fo:font-size="10.5pt" fo:font-weight="normal"/>
    </style:style>
    <style:style style:name="T7" style:family="text">
      <style:text-properties fo:color="#9a9a9a" loext:opacity="100%"/>
    </style:style>
    <style:style style:name="T8" style:family="text">
      <style:text-properties fo:color="#9a9a9a" loext:opacity="100%" style:font-name="Consolas" fo:font-size="10.5pt" fo:font-weight="normal"/>
    </style:style>
    <style:style style:name="T9" style:family="text">
      <style:text-properties fo:color="#c8c8c8" loext:opacity="100%"/>
    </style:style>
    <style:style style:name="T10" style:family="text">
      <style:text-properties fo:color="#c8c8c8" loext:opacity="100%" style:font-name="Consolas" fo:font-size="10.5pt" fo:font-weight="normal"/>
    </style:style>
    <style:style style:name="T11" style:family="text">
      <style:text-properties fo:color="#e8c9bb" loext:opacity="100%"/>
    </style:style>
    <style:style style:name="T12" style:family="text">
      <style:text-properties fo:color="#e8c9bb" loext:opacity="100%" style:font-name="Consolas" fo:font-size="10.5pt" fo:font-weight="normal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dcdcaa" loext:opacity="100%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color="#57a64a" loext:opacity="100%" style:font-name="Consolas"/>
    </style:style>
    <style:style style:name="T23" style:family="text">
      <style:text-properties fo:color="#57a64a" loext:opacity="100%" style:font-name="Consolas" fo:language="ru" fo:country="RU" officeooo:rsid="003942a3"/>
    </style:style>
    <style:style style:name="T24" style:family="text">
      <style:text-properties fo:color="#57a64a" loext:opacity="100%" style:font-name="Consolas" fo:language="en" fo:country="US" officeooo:rsid="003942a3"/>
    </style:style>
    <style:style style:name="T25" style:family="text">
      <style:text-properties fo:color="#57a64a" loext:opacity="100%" style:font-name="Consolas" fo:language="en" fo:country="US" officeooo:rsid="0040e8cd"/>
    </style:style>
    <style:style style:name="T26" style:family="text">
      <style:text-properties fo:color="#57a64a" loext:opacity="100%" style:font-name="Consolas" fo:language="en" fo:country="US" officeooo:rsid="0041ef89"/>
    </style:style>
    <style:style style:name="T27" style:family="text">
      <style:text-properties fo:color="#57a64a" loext:opacity="100%" style:font-name="Consolas" fo:font-size="10.5pt" fo:font-weight="normal"/>
    </style:style>
    <style:style style:name="T28" style:family="text">
      <style:text-properties fo:color="#b5cea8" loext:opacity="100%" style:font-name="Consolas" fo:font-size="10.5pt" fo:font-weight="normal"/>
    </style:style>
    <style:style style:name="T29" style:family="text">
      <style:text-properties fo:color="#9cdcfe" loext:opacity="100%" style:font-name="Consolas" fo:font-size="10.5pt" fo:font-weight="normal"/>
    </style:style>
    <style:style style:name="T30" style:family="text">
      <style:text-properties fo:color="#d8a0df" loext:opacity="100%" style:font-name="Consolas" fo:font-size="10.5pt" fo:font-weight="normal"/>
    </style:style>
    <style:style style:name="T31" style:family="text">
      <style:text-properties fo:color="#ffd68f" loext:opacity="100%" style:font-name="Consolas" fo:font-size="10.5pt" fo:font-weight="normal"/>
    </style:style>
    <style:style style:name="T32" style:family="text">
      <style:text-properties fo:color="#000000" loext:opacity="100%" style:font-name="Times New Roman" fo:font-size="14pt" officeooo:rsid="001f42e0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" fo:font-size="14pt" fo:language="en" fo:country="US" officeooo:rsid="001f42e0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Times New Roman" fo:font-size="14pt" fo:language="en" fo:country="US" officeooo:rsid="003eaed7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Times New Roman" fo:font-size="14pt" fo:language="en" fo:country="US" officeooo:rsid="00406531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en" fo:country="US" fo:font-weight="bold" officeooo:rsid="001f42e0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Times New Roman" fo:font-size="14pt" fo:language="en" fo:country="US" fo:font-weight="bold" officeooo:rsid="003eaed7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Times New Roman" fo:font-size="14pt" fo:font-weight="bold" officeooo:rsid="001f42e0" style:font-size-asian="14pt" style:font-weight-asian="bold" style:font-size-complex="14pt" style:font-weight-complex="bold"/>
    </style:style>
    <style:style style:name="T40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1"><text:span text:style-name="T1">МИНИСТЕРСТВО НАУКИ И ВЫСШЕГО ОБРАЗОВАНИЯ РОССИЙСКОЙ ФЕДЕРАЦИИ</text:span></text:p>
      <text:p text:style-name="P24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24" loext:marker-style-name="T1"><text:span text:style-name="T1">НОВОСИБИРСКИЙ ГОСУДАРСТВЕННЫЙ ТЕХНИЧЕСКИЙ УНИВЕРСИТЕТ</text:span></text:p>
      <text:p text:style-name="P24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24" loext:marker-style-name="T1"><text:span text:style-name="T1">Лабораторная работа №</text:span><text:span text:style-name="T2">3</text:span></text:p>
      <text:p text:style-name="P24" loext:marker-style-name="T1"><text:span text:style-name="T1">по дисциплине «Программирование»</text:span></text:p>
      <text:p text:style-name="P25" loext:marker-style-name="T1"><text:span text:style-name="T1">на тему: «</text:span><text:span text:style-name="Source_20_Text"><text:span text:style-name="T33">Организация ввода-вывода в С++</text:span></text:span><text:span text:style-name="T1">»</text:span></text:p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7" loext:marker-style-name="T1"/>
      <text:p text:style-name="P26" loext:marker-style-name="T1"/>
      <text:p text:style-name="P28" loext:marker-style-name="T1"><text:span text:style-name="T1">Группа: АВТ-441</text:span></text:p>
      <text:p text:style-name="P28" loext:marker-style-name="T1"><text:span text:style-name="T1">Студент: </text:span><text:span text:style-name="T3">Зорин Арсений Денисович</text:span></text:p>
      <text:p text:style-name="P28" loext:marker-style-name="T1"><text:span text:style-name="T1">Преподаватель: Орлов Илья Викторович</text:span></text:p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4" loext:marker-style-name="T1"><draw:custom-shape text:anchor-type="char" draw:z-index="0" draw:name="Фигура1" draw:style-name="gr1" draw:text-style-name="P30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Заголовок_5f_5f_5f_5f_5f_5f_5f_5f_5f_5f_5f_5f_5f_5f_5f_5f_5f_5f_5f_5f_5f_5f_5f_5f_5f_5f_5f_5f_5f_5f_5f_без_5f_5f_5f_5f_5f_5f_5f_5f_5f_5f_5f_5f_5f_5f_5f_5f_5f_5f_5f_5f_5f_5f_5f_5f_5f_5f_5f_5f_5f_5f_5f_номера"/>
            <text:index-source-style text:style-name="ВКР_5f_5f_5f_5f_5f_5f_5f_5f_5f_5f_5f_5f_5f_5f_5f_5f_5f_5f_5f_5f_5f_5f_5f_5f_5f_5f_5f_5f_5f_5f_5f_Заголовок_5f_5f_5f_5f_5f_5f_5f_5f_5f_5f_5f_5f_5f_5f_5f_5f_5f_5f_5f_5f_5f_5f_5f_5f_5f_5f_5f_5f_5f_5f_5f_1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Заголовок_5f_5f_5f_5f_5f_5f_5f_5f_5f_5f_5f_5f_5f_5f_5f_5f_5f_5f_5f_5f_5f_5f_5f_5f_5f_5f_5f_5f_5f_5f_5f_2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Заголовок_5f_5f_5f_5f_5f_5f_5f_5f_5f_5f_5f_5f_5f_5f_5f_5f_5f_5f_5f_5f_5f_5f_5f_5f_5f_5f_5f_5f_5f_5f_5f_3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Заголовок_5f_5f_5f_5f_5f_5f_5f_5f_5f_5f_5f_5f_5f_5f_5f_5f_5f_5f_5f_5f_5f_5f_5f_5f_5f_5f_5f_5f_5f_5f_5f_4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4">ВВЕДЕНИЕ</text:span></text:span><text:span text:style-name="T4"><text:tab/>3</text:span></text:a></text:p>
          <text:p text:style-name="P1"><text:a xlink:type="simple" xlink:href="#_Toc208001213" text:style-name="Index_20_Link" text:visited-style-name="Index_20_Link"><text:span text:style-name="T4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4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4">3 Тестирование<text:tab/>6</text:span></text:a></text:p>
          <text:p text:style-name="P1"><text:a xlink:type="simple" xlink:href="#_Toc208001216" text:style-name="Index_20_Link" text:visited-style-name="Index_20_Link"><text:span text:style-name="T4">ЗАКЛЮЧЕНИЕ<text:tab/>7</text:span></text:a></text:p>
          <text:p text:style-name="P1"><text:a xlink:type="simple" xlink:href="#_Toc208001217" text:style-name="Index_20_Link" text:visited-style-name="Index_20_Link"><text:span text:style-name="T4">ПРИЛОЖЕНИЕ<text:tab/>8</text:span></text:a></text:p>
        </text:index-body>
      </text:table-of-content>
      <text:p text:style-name="P19" loext:marker-style-name="T1"><text:span text:style-name="Source_20_Text"><text:span text:style-name="T32"/></text:span></text:p>
      <text:p text:style-name="P21" loext:marker-style-name="T1"><text:span text:style-name="Source_20_Text"><text:span text:style-name="T32">ВВЕДЕНИЕ</text:span></text:span></text:p>
      <text:p text:style-name="P19" loext:marker-style-name="T1"><text:span text:style-name="Source_20_Text"><text:span text:style-name="T39">Цель </text:span></text:span><text:span text:style-name="Source_20_Text"><text:span text:style-name="T37">работы</text:span></text:span><text:span text:style-name="Source_20_Text"><text:span text:style-name="T38">:</text:span></text:span><text:span text:style-name="Source_20_Text"><text:span text:style-name="T35"> </text:span></text:span><text:span text:style-name="Source_20_Text"><text:span text:style-name="T34">Изучить</text:span></text:span><text:span text:style-name="Source_20_Text"><text:span text:style-name="T32"> работу потоков ввода-вывода и реализацию перегрузки потоков ввода-вывода на стандартные устройства и в файл для разработанных классов.</text:span></text:span></text:p>
      <text:p text:style-name="P19" loext:marker-style-name="T1"><text:span text:style-name="Source_20_Text"><text:span text:style-name="T39">Задание: </text:span></text:span><text:span text:style-name="Source_20_Text"><text:span text:style-name="T32">Для класса из лаб. работы №2 перегрузить операции ввода/вывода, позволяющие осуществлять ввод и вывод в удобной форме объектов классов:</text:span></text:span></text:p>
      <text:p text:style-name="P20" loext:marker-style-name="T1"><text:span text:style-name="Source_20_Text"><text:span text:style-name="T32">- ввод с клавиатуры объекта и вывод на экран;</text:span></text:span></text:p>
      <text:p text:style-name="P20" loext:marker-style-name="T1"><text:span text:style-name="Source_20_Text"><text:span text:style-name="T32">- запись объектов в текстовый файл и загрузка из текстового файла;</text:span></text:span></text:p>
      <text:p text:style-name="P20" loext:marker-style-name="T1"><text:span text:style-name="Source_20_Text"><text:span text:style-name="T32">- запись объектов в двоичный файл и загрузка из двоичного файла.</text:span></text:span></text:p>
      <text:p text:style-name="P20" loext:marker-style-name="T1"><text:span text:style-name="Source_20_Text"><text:span text:style-name="T32"/></text:span></text:p>
      <text:p text:style-name="P19" loext:marker-style-name="T1"><text:span text:style-name="Source_20_Text"><text:span text:style-name="T32">Изменить демонстрационную программу. В файл иметь возможность сохранять любое количество созданных объектов. При загрузке в программу создавать объекты с параметрами, записанными в файл.</text:span></text:span></text:p>
      <text:p text:style-name="P19" loext:marker-style-name="T1"><text:span text:style-name="Source_20_Text"><text:span text:style-name="T39">Вариант:</text:span></text:span><text:span text:style-name="Source_20_Text"><text:span text:style-name="T32"> </text:span></text:span><text:span text:style-name="Source_20_Text"><text:span text:style-name="T35">3</text:span></text:span></text:p>
      <text:p text:style-name="P20" loext:marker-style-name="T1"><text:span text:style-name="Source_20_Text"><text:span text:style-name="T32"/></text:span></text:p>
      <text:p text:style-name="P22" loext:marker-style-name="T1"><text:span text:style-name="Source_20_Text"><text:span text:style-name="T32">1 Описание разрабатываемого класса</text:span></text:span></text:p>
      <text:p text:style-name="P19" loext:marker-style-name="T1"><text:span text:style-name="Source_20_Text"><text:span text:style-name="T32">friend std::ostream&amp; operator&lt;&lt;(std::ostream&amp; os, const Polynomial&amp; poly) - Оператор вывода в стандартный поток. Выводит строковое представление многочлена в удобочитаемой форме.</text:span></text:span></text:p>
      <text:p text:style-name="P19" loext:marker-style-name="T1"><text:span text:style-name="Source_20_Text"><text:span text:style-name="T32">friend std::istream&amp; operator&gt;&gt;(std::istream&amp; is, Polynomial&amp; poly) - Оператор ввода из стандартного потока. Считывает степень многочлена и его коэффициенты, инициализируя объект.</text:span></text:span></text:p>
      <text:p text:style-name="P19" loext:marker-style-name="T1"><text:span text:style-name="Source_20_Text"><text:span text:style-name="T32">void saveToTextFile(const std::string&amp; filename) const - Метод сохранения объекта в текстовый файл. Записывает степень многочлена и коэффициенты в текстовом формате.</text:span></text:span></text:p>
      <text:p text:style-name="P19" loext:marker-style-name="T1"><text:span text:style-name="Source_20_Text"><text:span text:style-name="T32">void loadFromTextFile(const std::string&amp; filename) - Метод загрузки объекта из текстового файла. Считывает степень и коэффициенты из файла.</text:span></text:span></text:p>
      <text:p text:style-name="P19" loext:marker-style-name="T1"><text:span text:style-name="Source_20_Text"><text:span text:style-name="T32">void saveToBinaryFile(const std::string&amp; filename) const - Метод сохранения объекта в двоичный файл. Записывает внутреннюю структуру объекта в бинарном формате.</text:span></text:span></text:p>
      <text:p text:style-name="P19" loext:marker-style-name="T1"><text:span text:style-name="Source_20_Text"><text:span text:style-name="T32">void loadFromBinaryFile(const std::string&amp; filename) - Метод загрузки объекта из двоичного файла. Восстанавливает объект из бинарного представления.</text:span></text:span></text:p>
      <text:p text:style-name="P20" loext:marker-style-name="T1"><text:span text:style-name="Source_20_Text"><text:span text:style-name="T32"/></text:span></text:p>
      <text:p text:style-name="P22" loext:marker-style-name="T1"><text:span text:style-name="Source_20_Text"><text:span text:style-name="T32">2 Программная реализация</text:span></text:span><text:span text:style-name="T32"/></text:p>
      <text:p text:style-name="P19" loext:marker-style-name="T1"><text:span text:style-name="Source_20_Text"><text:span text:style-name="T39">Оператор вывода в стандартный поток (ostream) </text:span></text:span><text:span text:style-name="Source_20_Text"><text:span text:style-name="T32">- реализует вывод объектов Polynomial в стандартные потоки вывода. Алгоритм работы заключается в получении строкового представления многочлена через метод toString() и его передаче в выходной поток. Оператор возвращает ссылку на поток для поддержки цепочных операций вывода.</text:span></text:span></text:p>
      <text:p text:style-name="P19" loext:marker-style-name="T1"><text:span text:style-name="Source_20_Text"><text:span text:style-name="T39">Оператор ввода из стандартного потока (istream)</text:span></text:span><text:span text:style-name="Source_20_Text"><text:span text:style-name="T32"> - обеспечивает интерактивное чтение данных многочлена из стандартных потоков ввода. Алгоритм включает последовательное чтение степени многочлена и соответствующих коэффициентов. Выполняется проверка корректности вводимых данных.</text:span></text:span></text:p>
      <text:p text:style-name="P19" loext:marker-style-name="T1"><text:span text:style-name="Source_20_Text"><text:span text:style-name="T39">Метод сохранения в текстовый файл </text:span></text:span><text:span text:style-name="Source_20_Text"><text:span text:style-name="T32">- записывает данные многочлена в текстовом формате. Сначала записывается степень многочлена, затем все коэффициенты через пробел. Формат обеспечивает легкую читаемость и возможность редактирования.</text:span></text:span></text:p>
      <text:p text:style-name="P19" loext:marker-style-name="T1"><text:span text:style-name="Source_20_Text"><text:span text:style-name="T39">Метод загрузки из текстового файла</text:span></text:span><text:span text:style-name="Source_20_Text"><text:span text:style-name="T32"> - считывает данные из текстового файла в формате, соответствующем методу сохранения. Выполняет инициализацию объекта считанными значениями степени и коэффициентов.</text:span></text:span></text:p>
      <text:p text:style-name="P19" loext:marker-style-name="T1"><text:span text:style-name="Source_20_Text"><text:span text:style-name="T39">Метод сохранения в двоичный файл</text:span></text:span><text:span text:style-name="Source_20_Text"><text:span text:style-name="T32"> - реализует бинарную сериализацию объекта. Записывает степень многочлена и все коэффициенты в бинарном формате, что обеспечивает компактное хранение и быстрый доступ.</text:span></text:span></text:p>
      <text:p text:style-name="P19" loext:marker-style-name="T1"><text:span text:style-name="Source_20_Text"><text:span text:style-name="T39">Метод загрузки из двоичного файла </text:span></text:span><text:span text:style-name="Source_20_Text"><text:span text:style-name="T32">- выполняет десериализацию объекта из бинарного формата. Считывает степень и коэффициенты, восстанавливая исходное состояние объекта.</text:span></text:span></text:p>
      <text:p text:style-name="P20" loext:marker-style-name="T1"><text:span text:style-name="Source_20_Text"><text:span text:style-name="T32"/></text:span></text:p>
      <text:p text:style-name="P22" loext:marker-style-name="T1"><text:span text:style-name="Source_20_Text"><text:span text:style-name="T32">3 Тестирование</text:span></text:span></text:p>
      <text:p text:style-name="P20" loext:marker-style-name="T1"><text:span text:style-name="Source_20_Text"><text:span text:style-name="T32">В ходе тестирования была проведена комплексная проверка работы перегруженных операторов ввода-вывода класса Polynomial, включающая следующие этапы: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1. Тестирование оператора ввода из стандартного потока (cin)</text:span></text:span><text:span text:style-name="Source_20_Text"><text:span text:style-name="T32"> - создан объект Polynomial и выполнено интерактивное считывание данных многочлена. Тест проверил корректность парсинга вводимых данных и инициализации объекта.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2. Тестирование оператора вывода в стандартный поток (cout) </text:span></text:span><text:span text:style-name="Source_20_Text"><text:span text:style-name="T32">- проверен вывод многочлена в стандартный поток вывода. Тест подтвердил корректность форматирования и отображения многочлена в удобочитаемой форме.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3. Тестирование записи в текстовый файл </text:span></text:span><text:span text:style-name="Source_20_Text"><text:span text:style-name="T32">- созданы объекты Polynomial с различными коэффициентами и выполнена их запись в текстовый файл. Тест проверил корректность текстовой сериализации.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4. Тестирование чтения из текстового файла </text:span></text:span><text:span text:style-name="Source_20_Text"><text:span text:style-name="T32">- выполнено считывание данных из текстового файла в объекты Polynomial. Тест подтвердил корректность парсинга текстовых данных и восстановления объектов.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5. Тестирование бинарной записи</text:span></text:span><text:span text:style-name="Source_20_Text"><text:span text:style-name="T32"> - выполнена запись объектов Polynomial в двоичный файл. Тест проверил корректность побайтовой записи внутренней структуры объектов.</text:span></text:span></text:p>
      <text:p text:style-name="P20" loext:marker-style-name="T1"><text:span text:style-name="Source_20_Text"><text:span text:style-name="T32"/></text:span></text:p>
      <text:p text:style-name="P20" loext:marker-style-name="T1"><text:span text:style-name="Source_20_Text"><text:span text:style-name="T39">6. Тестирование бинарного чтения </text:span></text:span><text:span text:style-name="Source_20_Text"><text:span text:style-name="T32">- выполнено чтение данных из двоичного файла. Тест подтвердил корректность восстановления состояния объектов из бинарного формата.</text:span></text:span></text:p>
      <text:p text:style-name="P20" loext:marker-style-name="T1"><text:soft-page-break/><text:span text:style-name="Source_20_Text"><text:span text:style-name="T32"/></text:span></text:p>
      <text:p text:style-name="P20" loext:marker-style-name="T1"><text:span text:style-name="Source_20_Text"><text:span text:style-name="T39">7. Верификация результатов </text:span></text:span><text:span text:style-name="Source_20_Text"><text:span text:style-name="T32">- после операций чтения/записи выполнена итоговая проверка путем сравнения исходных и восстановленных объектов. Тест продемонстрировал идентичность объектов до и после сериализации.</text:span></text:span></text:p>
      <text:p text:style-name="P19" loext:marker-style-name="T1"><text:span text:style-name="Source_20_Text"><text:span text:style-name="T32">Все тесты прошли успешно, подтвердив корректную работу:</text:span></text:span></text:p>
      <text:p text:style-name="P20" loext:marker-style-name="T1"><text:span text:style-name="Source_20_Text"><text:span text:style-name="T32">- Операторов ввода/вывода для стандартных потоков</text:span></text:span></text:p>
      <text:p text:style-name="P20" loext:marker-style-name="T1"><text:span text:style-name="Source_20_Text"><text:span text:style-name="T32">- Текстовой сериализации/десериализации объектов Polynomial</text:span></text:span></text:p>
      <text:p text:style-name="P20" loext:marker-style-name="T1"><text:span text:style-name="Source_20_Text"><text:span text:style-name="T32">- Бинарной сериализации/десериализации объектов Polynomial</text:span></text:span></text:p>
      <text:p text:style-name="P20" loext:marker-style-name="T1"><text:span text:style-name="Source_20_Text"><text:span text:style-name="T32">- Обработки различных форматов многочленов</text:span></text:span></text:p>
      <text:p text:style-name="P29" loext:marker-style-name="T1"><text:span text:style-name="Source_20_Text"><text:span text:style-name="T32">Тестирование продемонстрировало полную функциональность операторов ввода/вывода класса</text:span></text:span><text:span text:style-name="Source_20_Text"><text:span text:style-name="T34"> </text:span></text:span><text:span text:style-name="Source_20_Text"><text:span text:style-name="T36">Polynomial</text:span></text:span><text:span text:style-name="Source_20_Text"><text:span text:style-name="T34"> </text:span></text:span><text:span text:style-name="Source_20_Text"><text:span text:style-name="T32">для работы с различными типами потоков и форматами данных.</text:span></text:span></text:p>
      <text:p text:style-name="P22" loext:marker-style-name="T1"><text:span text:style-name="Source_20_Text"><text:span text:style-name="T32">ЗАКЛЮЧЕНИЕ</text:span></text:span></text:p>
      <text:p text:style-name="P20" loext:marker-style-name="T1"><text:span text:style-name="Source_20_Text"><text:span text:style-name="T32">В ходе выполнения лабораторной работы на тему «Организация ввода-вывода в C++» были успешно перегружены операторы ввода-вывода для класса Polynomial. Реализованы методы работы со стандартными потоками, текстовыми и двоичными файлами. Это позволило углубленно изучить механизмы потокового ввода-вывода в C++ и их применение для сериализации пользовательских типов данных.</text:span></text:span></text:p>
      <text:p text:style-name="P23" loext:marker-style-name="T1"><text:span text:style-name="Source_20_Text"><text:span text:style-name="T40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22">//</text:span></text:span></text:p>
            <text:p text:style-name="P5"><text:span text:style-name="Source_20_Text"><text:span text:style-name="T22">// </text:span></text:span><text:span text:style-name="Source_20_Text"><text:span text:style-name="T23">добавление к </text:span></text:span><text:span text:style-name="Source_20_Text"><text:span text:style-name="T24">Polynomail.h</text:span></text:span></text:p>
            <text:p text:style-name="P5"><text:span text:style-name="Source_20_Text"><text:span text:style-name="T22">//</text:span></text:span></text:p>
            <text:p text:style-name="P5"><text:span text:style-name="Source_20_Text"><text:span text:style-name="T22"/></text:span></text:p>
            <text:p text:style-name="P11"><text:span text:style-name="Source_20_Text"><text:span text:style-name="T27">// IN/OUTput</text:span></text:span></text:p>
            <text:p text:style-name="P10">    <text:span text:style-name="T16">friend</text:span><text:span text:style-name="T19"> </text:span><text:span text:style-name="T10">std</text:span><text:span text:style-name="T6">::</text:span><text:span text:style-name="T18">ostream</text:span><text:span text:style-name="T6">&amp;</text:span><text:span text:style-name="T19"> </text:span><text:span text:style-name="T6">operator&lt;&lt;(</text:span><text:span text:style-name="T10">std</text:span><text:span text:style-name="T6">::</text:span><text:span text:style-name="T18">ostream</text:span><text:span text:style-name="T6">&amp;</text:span><text:span text:style-name="T19"> </text:span><text:span text:style-name="T8">os</text:span><text:span text:style-name="T6">,</text:span><text:span text:style-name="T19"> </text:span><text:span text:style-name="T16">const</text:span><text:span text:style-name="T19"> </text:span><text:span text:style-name="T18">Polynomial</text:span><text:span text:style-name="T6">&amp;</text:span><text:span text:style-name="T19"> </text:span><text:span text:style-name="T8">poly</text:span><text:span text:style-name="T6">);</text:span></text:p>
            <text:p text:style-name="P10">    <text:span text:style-name="T16">friend</text:span><text:span text:style-name="T19"> </text:span><text:span text:style-name="T10">std</text:span><text:span text:style-name="T6">::</text:span><text:span text:style-name="T18">istream</text:span><text:span text:style-name="T6">&amp;</text:span><text:span text:style-name="T19"> </text:span><text:span text:style-name="T6">operator&gt;&gt;(</text:span><text:span text:style-name="T10">std</text:span><text:span text:style-name="T6">::</text:span><text:span text:style-name="T18">istream</text:span><text:span text:style-name="T6">&amp;</text:span><text:span text:style-name="T19"> </text:span><text:span text:style-name="T8">is</text:span><text:span text:style-name="T6">,</text:span><text:span text:style-name="T19"> </text:span><text:span text:style-name="T18">Polynomial</text:span><text:span text:style-name="T6">&amp;</text:span><text:span text:style-name="T19"> </text:span><text:span text:style-name="T8">poly</text:span><text:span text:style-name="T6">);</text:span></text:p>
            <text:p text:style-name="P14"/>
            <text:p text:style-name="P10">    <text:span text:style-name="T16">void</text:span><text:span text:style-name="T19"> </text:span><text:span text:style-name="T21">saveToTextFile</text:span><text:span text:style-name="T6">(</text:span><text:span text:style-name="T16">const</text:span><text:span text:style-name="T19"> </text:span><text:span text:style-name="T10">std</text:span><text:span text:style-name="T6">::</text:span><text:span text:style-name="T18">string</text:span><text:span text:style-name="T6">&amp;</text:span><text:span text:style-name="T19"> </text:span><text:span text:style-name="T8">filename</text:span><text:span text:style-name="T6">)</text:span><text:span text:style-name="T19"> </text:span><text:span text:style-name="T16">const</text:span><text:span text:style-name="T6">;</text:span></text:p>
            <text:p text:style-name="P10">    <text:span text:style-name="T16">void</text:span><text:span text:style-name="T19"> </text:span><text:span text:style-name="T21">loadFromTextFile</text:span><text:span text:style-name="T6">(</text:span><text:span text:style-name="T16">const</text:span><text:span text:style-name="T19"> </text:span><text:span text:style-name="T10">std</text:span><text:span text:style-name="T6">::</text:span><text:span text:style-name="T18">string</text:span><text:span text:style-name="T6">&amp;</text:span><text:span text:style-name="T19"> </text:span><text:span text:style-name="T8">filename</text:span><text:span text:style-name="T6">);</text:span></text:p>
            <text:p text:style-name="P10">    <text:span text:style-name="T16">void</text:span><text:span text:style-name="T19"> </text:span><text:span text:style-name="T21">saveToBinaryFile</text:span><text:span text:style-name="T6">(</text:span><text:span text:style-name="T16">const</text:span><text:span text:style-name="T19"> </text:span><text:span text:style-name="T10">std</text:span><text:span text:style-name="T6">::</text:span><text:span text:style-name="T18">string</text:span><text:span text:style-name="T6">&amp;</text:span><text:span text:style-name="T19"> </text:span><text:span text:style-name="T8">filename</text:span><text:span text:style-name="T6">)</text:span><text:span text:style-name="T19"> </text:span><text:span text:style-name="T16">const</text:span><text:span text:style-name="T6">;</text:span></text:p>
            <text:p text:style-name="P10">    <text:span text:style-name="T16">void</text:span><text:span text:style-name="T19"> </text:span><text:span text:style-name="T21">loadFromBinaryFile</text:span><text:span text:style-name="T6">(</text:span><text:span text:style-name="T16">const</text:span><text:span text:style-name="T19"> </text:span><text:span text:style-name="T10">std</text:span><text:span text:style-name="T6">::</text:span><text:span text:style-name="T18">string</text:span><text:span text:style-name="T6">&amp;</text:span><text:span text:style-name="T19"> </text:span><text:span text:style-name="T8">filename</text:span><text:span text:style-name="T6">);</text:span></text:p>
            <text:p text:style-name="P11"><text:span text:style-name="Source_20_Text"><text:span text:style-name="T6"/></text:span></text:p>
            <text:p text:style-name="P5"><text:span text:style-name="Source_20_Text"><text:span text:style-name="T7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Source_20_Text"><text:span text:style-name="T22">//</text:span></text:span></text:p>
            <text:p text:style-name="P5"><text:span text:style-name="Source_20_Text"><text:span text:style-name="T22">// </text:span></text:span><text:span text:style-name="Source_20_Text"><text:span text:style-name="T23">добавление к </text:span></text:span><text:span text:style-name="Source_20_Text"><text:span text:style-name="T24">Polynomail.</text:span></text:span><text:span text:style-name="Source_20_Text"><text:span text:style-name="T25">cpp</text:span></text:span></text:p>
            <text:p text:style-name="P5"><text:span text:style-name="Source_20_Text"><text:span text:style-name="T22">//</text:span></text:span></text:p>
            <text:p text:style-name="P5"><text:span text:style-name="Source_20_Text"><text:span text:style-name="T22"/></text:span></text:p>
            <text:p text:style-name="P11"><text:span text:style-name="Source_20_Text"><text:span text:style-name="T27">// IN/OUTput</text:span></text:span></text:p>
            <text:p text:style-name="P7"><text:span text:style-name="T9">std</text:span><text:span text:style-name="T5">::</text:span><text:span text:style-name="T17">ostream</text:span><text:span text:style-name="T5">&amp;</text:span> <text:span text:style-name="T5">operator&lt;&lt;(</text:span><text:span text:style-name="T9">std</text:span><text:span text:style-name="T5">::</text:span><text:span text:style-name="T17">ostream</text:span><text:span text:style-name="T5">&amp;</text:span> <text:span text:style-name="T7">os</text:span><text:span text:style-name="T5">,</text:span> <text:span text:style-name="T15">const</text:span> <text:span text:style-name="T17">Polynomial</text:span><text:span text:style-name="T5">&amp;</text:span> <text:span text:style-name="T7">poly</text:span><text:span text:style-name="T5">)</text:span> <text:span text:style-name="T5">{</text:span></text:p>
            <text:p text:style-name="P9">    <text:span text:style-name="T8">os</text:span><text:span text:style-name="T19"> </text:span><text:span text:style-name="T6">&lt;&lt;</text:span><text:span text:style-name="T19"> </text:span><text:span text:style-name="T8">poly</text:span><text:span text:style-name="T6">.</text:span><text:span text:style-name="T21">toString</text:span><text:span text:style-name="T6">();</text:span></text:p>
            <text:p text:style-name="P9">    <text:span text:style-name="T30">return</text:span><text:span text:style-name="T19"> </text:span><text:span text:style-name="T8">os</text:span><text:span text:style-name="T6">;</text:span></text:p>
            <text:p text:style-name="P15">}</text:p>
            <text:p text:style-name="P13"/>
            <text:p text:style-name="P7"><text:span text:style-name="T9">std</text:span><text:span text:style-name="T5">::</text:span><text:span text:style-name="T17">istream</text:span><text:span text:style-name="T5">&amp;</text:span> <text:span text:style-name="T5">operator&gt;&gt;(</text:span><text:span text:style-name="T9">std</text:span><text:span text:style-name="T5">::</text:span><text:span text:style-name="T17">istream</text:span><text:span text:style-name="T5">&amp;</text:span> <text:span text:style-name="T7">is</text:span><text:span text:style-name="T5">,</text:span> <text:span text:style-name="T17">Polynomial</text:span><text:span text:style-name="T5">&amp;</text:span> <text:span text:style-name="T7">poly</text:span><text:span text:style-name="T5">)</text:span> <text:span text:style-name="T5">{</text:span></text:p>
            <text:p text:style-name="P9">    <text:span text:style-name="T10">std</text:span><text:span text:style-name="T6">::</text:span><text:span text:style-name="T10">cout</text:span><text:span text:style-name="T19"> </text:span><text:span text:style-name="T6">&lt;&lt;</text:span><text:span text:style-name="T19"> </text:span><text:span text:style-name="T12">"</text:span><text:span text:style-name="T14">Enter the order (degree) of the polynomial: </text:span><text:span text:style-name="T12">"</text:span><text:span text:style-name="T6">;</text:span></text:p>
            <text:p text:style-name="P9">    <text:span text:style-name="T8">is</text:span><text:span text:style-name="T19"> </text:span><text:span text:style-name="T6">&gt;&gt;</text:span><text:span text:style-name="T19"> </text:span><text:span text:style-name="T8">poly</text:span><text:span text:style-name="T6">.</text:span><text:span text:style-name="T19">order</text:span><text:span text:style-name="T6">;</text:span></text:p>
            <text:p text:style-name="P9">    </text:p>
            <text:p text:style-name="P9">    <text:span text:style-name="T8">poly</text:span><text:span text:style-name="T6">.</text:span><text:span text:style-name="T19">coefficients</text:span><text:span text:style-name="T6">.</text:span><text:span text:style-name="T21">clear</text:span><text:span text:style-name="T6">();</text:span></text:p>
            <text:p text:style-name="P9">    <text:span text:style-name="T10">std</text:span><text:span text:style-name="T6">::</text:span><text:span text:style-name="T10">cout</text:span><text:span text:style-name="T19"> </text:span><text:span text:style-name="T6">&lt;&lt;</text:span><text:span text:style-name="T19"> </text:span><text:span text:style-name="T12">"</text:span><text:span text:style-name="T14">Enter </text:span><text:span text:style-name="T12">"</text:span><text:span text:style-name="T19"> </text:span><text:span text:style-name="T6">&lt;&lt;</text:span><text:span text:style-name="T19"> </text:span><text:span text:style-name="T6">(</text:span><text:span text:style-name="T8">poly</text:span><text:span text:style-name="T6">.</text:span><text:span text:style-name="T19">order </text:span><text:span text:style-name="T6">+</text:span><text:span text:style-name="T19"> </text:span><text:span text:style-name="T28">1</text:span><text:span text:style-name="T6">)</text:span><text:span text:style-name="T19"> </text:span><text:span text:style-name="T6">&lt;&lt;</text:span><text:span text:style-name="T19"> </text:span><text:span text:style-name="T12">"</text:span><text:span text:style-name="T14"> coefficients: </text:span><text:span text:style-name="T12">"</text:span><text:span text:style-name="T6">;</text:span></text:p>
            <text:p text:style-name="P9">    <text:span text:style-name="T30">for</text:span><text:span text:style-name="T19"> </text:span><text:span text:style-name="T6">(</text:span><text:span text:style-name="T16">int</text:span><text:span text:style-name="T19"> </text:span><text:span text:style-name="T29">i</text:span><text:span text:style-name="T19"> </text:span><text:span text:style-name="T6">=</text:span><text:span text:style-name="T19"> </text:span><text:span text:style-name="T28">0</text:span><text:span text:style-name="T6">;</text:span><text:span text:style-name="T19"> </text:span><text:span text:style-name="T29">i</text:span><text:span text:style-name="T19"> </text:span><text:span text:style-name="T6">&lt;=</text:span><text:span text:style-name="T19"> </text:span><text:span text:style-name="T8">poly</text:span><text:span text:style-name="T6">.</text:span><text:span text:style-name="T19">order</text:span><text:span text:style-name="T6">;</text:span><text:span text:style-name="T19"> </text:span><text:span text:style-name="T29">i</text:span><text:span text:style-name="T6">++)</text:span><text:span text:style-name="T19"> </text:span><text:span text:style-name="T6">{</text:span></text:p>
            <text:p text:style-name="P9">        <text:span text:style-name="T16">double</text:span><text:span text:style-name="T19"> </text:span><text:span text:style-name="T29">coeff</text:span><text:span text:style-name="T6">;</text:span></text:p>
            <text:p text:style-name="P9">        <text:span text:style-name="T8">is</text:span><text:span text:style-name="T19"> </text:span><text:span text:style-name="T6">&gt;&gt;</text:span><text:span text:style-name="T19"> </text:span><text:span text:style-name="T29">coeff</text:span><text:span text:style-name="T6">;</text:span></text:p>
            <text:p text:style-name="P9">        <text:span text:style-name="T8">poly</text:span><text:span text:style-name="T6">.</text:span><text:span text:style-name="T19">coefficients</text:span><text:span text:style-name="T6">.</text:span><text:span text:style-name="T21">push_back</text:span><text:span text:style-name="T6">(</text:span><text:span text:style-name="T29">coeff</text:span><text:span text:style-name="T6">);</text:span></text:p>
            <text:p text:style-name="P9">    <text:span text:style-name="T6">}</text:span></text:p>
            <text:p text:style-name="P9">    </text:p>
            <text:p text:style-name="P9">    <text:span text:style-name="T30">return</text:span><text:span text:style-name="T19"> </text:span><text:span text:style-name="T8">is</text:span><text:span text:style-name="T6">;</text:span></text:p>
            <text:p text:style-name="P15">}</text:p>
            <text:p text:style-name="P13"/>
            <text:p text:style-name="P7"><text:span text:style-name="T15">void</text:span> <text:span text:style-name="T17">Polynomial</text:span><text:span text:style-name="T5">::</text:span><text:span text:style-name="T20">saveToTextFile</text:span><text:span text:style-name="T5">(</text:span><text:span text:style-name="T15">const</text:span> <text:span text:style-name="T9">std</text:span><text:span text:style-name="T5">::</text:span><text:span text:style-name="T17">string</text:span><text:span text:style-name="T5">&amp;</text:span> <text:span text:style-name="T7">filename</text:span><text:span text:style-name="T5">)</text:span> <text:span text:style-name="T15">const</text:span> <text:span text:style-name="T5">{</text:span></text:p>
            <text:p text:style-name="P9">    <text:span text:style-name="T10">std</text:span><text:span text:style-name="T6">::</text:span><text:span text:style-name="T18">ofstream</text:span><text:span text:style-name="T19"> </text:span><text:span text:style-name="T29">file</text:span><text:span text:style-name="T6">(</text:span><text:span text:style-name="T8">filename</text:span><text:span text:style-name="T6">);</text:span></text:p>
            <text:p text:style-name="P9">    <text:span text:style-name="T30">if</text:span><text:span text:style-name="T19"> </text:span><text:span text:style-name="T6">(</text:span><text:span text:style-name="T29">file</text:span><text:span text:style-name="T6">.</text:span><text:span text:style-name="T21">is_open</text:span><text:span text:style-name="T6">())</text:span><text:span text:style-name="T19"> </text:span><text:span text:style-name="T6">{</text:span></text:p>
            <text:p text:style-name="P9">        <text:span text:style-name="T29">file</text:span><text:span text:style-name="T19"> </text:span><text:span text:style-name="T6">&lt;&lt;</text:span><text:span text:style-name="T19"> order </text:span><text:span text:style-name="T6">&lt;&lt;</text:span><text:span text:style-name="T19"> </text:span><text:span text:style-name="T10">std</text:span><text:span text:style-name="T6">::</text:span><text:span text:style-name="T21">endl</text:span><text:span text:style-name="T6">;</text:span></text:p>
            <text:p text:style-name="P9">        <text:span text:style-name="T30">for</text:span><text:span text:style-name="T19"> </text:span><text:span text:style-name="T6">(</text:span><text:span text:style-name="T16">double</text:span><text:span text:style-name="T19"> </text:span><text:span text:style-name="T29">coeff</text:span><text:span text:style-name="T19"> </text:span><text:span text:style-name="T6">:</text:span><text:span text:style-name="T19"> coefficients</text:span><text:span text:style-name="T6">)</text:span><text:span text:style-name="T19"> </text:span><text:span text:style-name="T6">{</text:span></text:p>
            <text:p text:style-name="P9">            <text:span text:style-name="T29">file</text:span><text:span text:style-name="T19"> </text:span><text:span text:style-name="T6">&lt;&lt;</text:span><text:span text:style-name="T19"> </text:span><text:span text:style-name="T29">coeff</text:span><text:span text:style-name="T19"> </text:span><text:span text:style-name="T6">&lt;&lt;</text:span><text:span text:style-name="T19"> </text:span><text:span text:style-name="T12">"</text:span><text:span text:style-name="T14"> </text:span><text:span text:style-name="T12">"</text:span><text:span text:style-name="T6">;</text:span></text:p>
            <text:p text:style-name="P9">        <text:span text:style-name="T6">}</text:span></text:p>
            <text:p text:style-name="P9">        <text:span text:style-name="T29">file</text:span><text:span text:style-name="T19"> </text:span><text:span text:style-name="T6">&lt;&lt;</text:span><text:span text:style-name="T19"> </text:span><text:span text:style-name="T10">std</text:span><text:span text:style-name="T6">::</text:span><text:span text:style-name="T21">endl</text:span><text:span text:style-name="T6">;</text:span></text:p>
            <text:p text:style-name="P9">        <text:span text:style-name="T29">file</text:span><text:span text:style-name="T6">.</text:span><text:span text:style-name="T21">close</text:span><text:span text:style-name="T6">();</text:span></text:p>
            <text:p text:style-name="P9">    <text:span text:style-name="T6">}</text:span></text:p>
            <text:p text:style-name="P15"><text:soft-page-break/>}</text:p>
            <text:p text:style-name="P13"/>
            <text:p text:style-name="P7"><text:span text:style-name="T15">void</text:span> <text:span text:style-name="T17">Polynomial</text:span><text:span text:style-name="T5">::</text:span><text:span text:style-name="T20">loadFromTextFile</text:span><text:span text:style-name="T5">(</text:span><text:span text:style-name="T15">const</text:span> <text:span text:style-name="T9">std</text:span><text:span text:style-name="T5">::</text:span><text:span text:style-name="T17">string</text:span><text:span text:style-name="T5">&amp;</text:span> <text:span text:style-name="T7">filename</text:span><text:span text:style-name="T5">)</text:span> <text:span text:style-name="T5">{</text:span></text:p>
            <text:p text:style-name="P9">    <text:span text:style-name="T10">std</text:span><text:span text:style-name="T6">::</text:span><text:span text:style-name="T18">ifstream</text:span><text:span text:style-name="T19"> </text:span><text:span text:style-name="T29">file</text:span><text:span text:style-name="T6">(</text:span><text:span text:style-name="T8">filename</text:span><text:span text:style-name="T6">);</text:span></text:p>
            <text:p text:style-name="P9">    <text:span text:style-name="T30">if</text:span><text:span text:style-name="T19"> </text:span><text:span text:style-name="T6">(</text:span><text:span text:style-name="T29">file</text:span><text:span text:style-name="T6">.</text:span><text:span text:style-name="T21">is_open</text:span><text:span text:style-name="T6">())</text:span><text:span text:style-name="T19"> </text:span><text:span text:style-name="T6">{</text:span></text:p>
            <text:p text:style-name="P9">        <text:span text:style-name="T29">file</text:span><text:span text:style-name="T19"> </text:span><text:span text:style-name="T6">&gt;&gt;</text:span><text:span text:style-name="T19"> order</text:span><text:span text:style-name="T6">;</text:span></text:p>
            <text:p text:style-name="P9">        <text:span text:style-name="T19">coefficients</text:span><text:span text:style-name="T6">.</text:span><text:span text:style-name="T21">clear</text:span><text:span text:style-name="T6">();</text:span></text:p>
            <text:p text:style-name="P9">        <text:span text:style-name="T30">for</text:span><text:span text:style-name="T19"> </text:span><text:span text:style-name="T6">(</text:span><text:span text:style-name="T16">int</text:span><text:span text:style-name="T19"> </text:span><text:span text:style-name="T29">i</text:span><text:span text:style-name="T19"> </text:span><text:span text:style-name="T6">=</text:span><text:span text:style-name="T19"> </text:span><text:span text:style-name="T28">0</text:span><text:span text:style-name="T6">;</text:span><text:span text:style-name="T19"> </text:span><text:span text:style-name="T29">i</text:span><text:span text:style-name="T19"> </text:span><text:span text:style-name="T6">&lt;=</text:span><text:span text:style-name="T19"> order</text:span><text:span text:style-name="T6">;</text:span><text:span text:style-name="T19"> </text:span><text:span text:style-name="T29">i</text:span><text:span text:style-name="T6">++)</text:span><text:span text:style-name="T19"> </text:span><text:span text:style-name="T6">{</text:span></text:p>
            <text:p text:style-name="P9">            <text:span text:style-name="T16">double</text:span><text:span text:style-name="T19"> </text:span><text:span text:style-name="T29">coeff</text:span><text:span text:style-name="T6">;</text:span></text:p>
            <text:p text:style-name="P9">            <text:span text:style-name="T29">file</text:span><text:span text:style-name="T19"> </text:span><text:span text:style-name="T6">&gt;&gt;</text:span><text:span text:style-name="T19"> </text:span><text:span text:style-name="T29">coeff</text:span><text:span text:style-name="T6">;</text:span></text:p>
            <text:p text:style-name="P9">            <text:span text:style-name="T19">coefficients</text:span><text:span text:style-name="T6">.</text:span><text:span text:style-name="T21">push_back</text:span><text:span text:style-name="T6">(</text:span><text:span text:style-name="T29">coeff</text:span><text:span text:style-name="T6">);</text:span></text:p>
            <text:p text:style-name="P9">        <text:span text:style-name="T6">}</text:span></text:p>
            <text:p text:style-name="P9">        <text:span text:style-name="T29">file</text:span><text:span text:style-name="T6">.</text:span><text:span text:style-name="T21">close</text:span><text:span text:style-name="T6">();</text:span></text:p>
            <text:p text:style-name="P9">    <text:span text:style-name="T6">}</text:span></text:p>
            <text:p text:style-name="P15">}</text:p>
            <text:p text:style-name="P13"/>
            <text:p text:style-name="P7"><text:span text:style-name="T15">void</text:span> <text:span text:style-name="T17">Polynomial</text:span><text:span text:style-name="T5">::</text:span><text:span text:style-name="T20">saveToBinaryFile</text:span><text:span text:style-name="T5">(</text:span><text:span text:style-name="T15">const</text:span> <text:span text:style-name="T9">std</text:span><text:span text:style-name="T5">::</text:span><text:span text:style-name="T17">string</text:span><text:span text:style-name="T5">&amp;</text:span> <text:span text:style-name="T7">filename</text:span><text:span text:style-name="T5">)</text:span> <text:span text:style-name="T15">const</text:span> <text:span text:style-name="T5">{</text:span></text:p>
            <text:p text:style-name="P9">    <text:span text:style-name="T10">std</text:span><text:span text:style-name="T6">::</text:span><text:span text:style-name="T18">ofstream</text:span><text:span text:style-name="T19"> </text:span><text:span text:style-name="T29">file</text:span><text:span text:style-name="T6">(</text:span><text:span text:style-name="T8">filename</text:span><text:span text:style-name="T6">,</text:span><text:span text:style-name="T19"> </text:span><text:span text:style-name="T10">std</text:span><text:span text:style-name="T6">::</text:span><text:span text:style-name="T18">ios</text:span><text:span text:style-name="T6">::</text:span><text:span text:style-name="T19">binary</text:span><text:span text:style-name="T6">);</text:span></text:p>
            <text:p text:style-name="P9">    <text:span text:style-name="T30">if</text:span><text:span text:style-name="T19"> </text:span><text:span text:style-name="T6">(</text:span><text:span text:style-name="T29">file</text:span><text:span text:style-name="T6">.</text:span><text:span text:style-name="T21">is_open</text:span><text:span text:style-name="T6">())</text:span><text:span text:style-name="T19"> </text:span><text:span text:style-name="T6">{</text:span></text:p>
            <text:p text:style-name="P9">        <text:span text:style-name="T29">file</text:span><text:span text:style-name="T6">.</text:span><text:span text:style-name="T21">write</text:span><text:span text:style-name="T6">(</text:span><text:span text:style-name="T16">reinterpret_cast</text:span><text:span text:style-name="T6">&lt;</text:span><text:span text:style-name="T16">const</text:span><text:span text:style-name="T19"> </text:span><text:span text:style-name="T16">char</text:span><text:span text:style-name="T6">*&gt;(&amp;</text:span><text:span text:style-name="T19">order</text:span><text:span text:style-name="T6">),</text:span><text:span text:style-name="T19"> </text:span><text:span text:style-name="T16">sizeof</text:span><text:span text:style-name="T6">(</text:span><text:span text:style-name="T19">order</text:span><text:span text:style-name="T6">));</text:span></text:p>
            <text:p text:style-name="P9">        <text:span text:style-name="T30">for</text:span><text:span text:style-name="T19"> </text:span><text:span text:style-name="T6">(</text:span><text:span text:style-name="T16">double</text:span><text:span text:style-name="T19"> </text:span><text:span text:style-name="T29">coeff</text:span><text:span text:style-name="T19"> </text:span><text:span text:style-name="T6">:</text:span><text:span text:style-name="T19"> coefficients</text:span><text:span text:style-name="T6">)</text:span><text:span text:style-name="T19"> </text:span><text:span text:style-name="T6">{</text:span></text:p>
            <text:p text:style-name="P9">            <text:span text:style-name="T29">file</text:span><text:span text:style-name="T6">.</text:span><text:span text:style-name="T21">write</text:span><text:span text:style-name="T6">(</text:span><text:span text:style-name="T16">reinterpret_cast</text:span><text:span text:style-name="T6">&lt;</text:span><text:span text:style-name="T16">const</text:span><text:span text:style-name="T19"> </text:span><text:span text:style-name="T16">char</text:span><text:span text:style-name="T6">*&gt;(&amp;</text:span><text:span text:style-name="T29">coeff</text:span><text:span text:style-name="T6">),</text:span><text:span text:style-name="T19"> </text:span><text:span text:style-name="T16">sizeof</text:span><text:span text:style-name="T6">(</text:span><text:span text:style-name="T29">coeff</text:span><text:span text:style-name="T6">));</text:span></text:p>
            <text:p text:style-name="P9">        <text:span text:style-name="T6">}</text:span></text:p>
            <text:p text:style-name="P9">        <text:span text:style-name="T29">file</text:span><text:span text:style-name="T6">.</text:span><text:span text:style-name="T21">close</text:span><text:span text:style-name="T6">();</text:span></text:p>
            <text:p text:style-name="P9">    <text:span text:style-name="T6">}</text:span></text:p>
            <text:p text:style-name="P15">}</text:p>
            <text:p text:style-name="P13"/>
            <text:p text:style-name="P7"><text:span text:style-name="T15">void</text:span> <text:span text:style-name="T17">Polynomial</text:span><text:span text:style-name="T5">::</text:span><text:span text:style-name="T20">loadFromBinaryFile</text:span><text:span text:style-name="T5">(</text:span><text:span text:style-name="T15">const</text:span> <text:span text:style-name="T9">std</text:span><text:span text:style-name="T5">::</text:span><text:span text:style-name="T17">string</text:span><text:span text:style-name="T5">&amp;</text:span> <text:span text:style-name="T7">filename</text:span><text:span text:style-name="T5">)</text:span> <text:span text:style-name="T5">{</text:span></text:p>
            <text:p text:style-name="P9">    <text:span text:style-name="T10">std</text:span><text:span text:style-name="T6">::</text:span><text:span text:style-name="T18">ifstream</text:span><text:span text:style-name="T19"> </text:span><text:span text:style-name="T29">file</text:span><text:span text:style-name="T6">(</text:span><text:span text:style-name="T8">filename</text:span><text:span text:style-name="T6">,</text:span><text:span text:style-name="T19"> </text:span><text:span text:style-name="T10">std</text:span><text:span text:style-name="T6">::</text:span><text:span text:style-name="T18">ios</text:span><text:span text:style-name="T6">::</text:span><text:span text:style-name="T19">binary</text:span><text:span text:style-name="T6">);</text:span></text:p>
            <text:p text:style-name="P9">    <text:span text:style-name="T30">if</text:span><text:span text:style-name="T19"> </text:span><text:span text:style-name="T6">(</text:span><text:span text:style-name="T29">file</text:span><text:span text:style-name="T6">.</text:span><text:span text:style-name="T21">is_open</text:span><text:span text:style-name="T6">())</text:span><text:span text:style-name="T19"> </text:span><text:span text:style-name="T6">{</text:span></text:p>
            <text:p text:style-name="P9">        <text:span text:style-name="T29">file</text:span><text:span text:style-name="T6">.</text:span><text:span text:style-name="T21">read</text:span><text:span text:style-name="T6">(</text:span><text:span text:style-name="T16">reinterpret_cast</text:span><text:span text:style-name="T6">&lt;</text:span><text:span text:style-name="T16">char</text:span><text:span text:style-name="T6">*&gt;(&amp;</text:span><text:span text:style-name="T19">order</text:span><text:span text:style-name="T6">),</text:span><text:span text:style-name="T19"> </text:span><text:span text:style-name="T16">sizeof</text:span><text:span text:style-name="T6">(</text:span><text:span text:style-name="T19">order</text:span><text:span text:style-name="T6">));</text:span></text:p>
            <text:p text:style-name="P9">        <text:span text:style-name="T19">coefficients</text:span><text:span text:style-name="T6">.</text:span><text:span text:style-name="T21">clear</text:span><text:span text:style-name="T6">();</text:span></text:p>
            <text:p text:style-name="P9">        <text:span text:style-name="T30">for</text:span><text:span text:style-name="T19"> </text:span><text:span text:style-name="T6">(</text:span><text:span text:style-name="T16">int</text:span><text:span text:style-name="T19"> </text:span><text:span text:style-name="T29">i</text:span><text:span text:style-name="T19"> </text:span><text:span text:style-name="T6">=</text:span><text:span text:style-name="T19"> </text:span><text:span text:style-name="T28">0</text:span><text:span text:style-name="T6">;</text:span><text:span text:style-name="T19"> </text:span><text:span text:style-name="T29">i</text:span><text:span text:style-name="T19"> </text:span><text:span text:style-name="T6">&lt;=</text:span><text:span text:style-name="T19"> order</text:span><text:span text:style-name="T6">;</text:span><text:span text:style-name="T19"> </text:span><text:span text:style-name="T29">i</text:span><text:span text:style-name="T6">++)</text:span><text:span text:style-name="T19"> </text:span><text:span text:style-name="T6">{</text:span></text:p>
            <text:p text:style-name="P9">            <text:span text:style-name="T16">double</text:span><text:span text:style-name="T19"> </text:span><text:span text:style-name="T29">coeff</text:span><text:span text:style-name="T6">;</text:span></text:p>
            <text:p text:style-name="P9">            <text:span text:style-name="T29">file</text:span><text:span text:style-name="T6">.</text:span><text:span text:style-name="T21">read</text:span><text:span text:style-name="T6">(</text:span><text:span text:style-name="T16">reinterpret_cast</text:span><text:span text:style-name="T6">&lt;</text:span><text:span text:style-name="T16">char</text:span><text:span text:style-name="T6">*&gt;(&amp;</text:span><text:span text:style-name="T29">coeff</text:span><text:span text:style-name="T6">),</text:span><text:span text:style-name="T19"> </text:span><text:span text:style-name="T16">sizeof</text:span><text:span text:style-name="T6">(</text:span><text:span text:style-name="T29">coeff</text:span><text:span text:style-name="T6">));</text:span></text:p>
            <text:p text:style-name="P9">            <text:span text:style-name="T19">coefficients</text:span><text:span text:style-name="T6">.</text:span><text:span text:style-name="T21">push_back</text:span><text:span text:style-name="T6">(</text:span><text:span text:style-name="T29">coeff</text:span><text:span text:style-name="T6">);</text:span></text:p>
            <text:p text:style-name="P9">        <text:span text:style-name="T6">}</text:span></text:p>
            <text:p text:style-name="P9">        <text:span text:style-name="T29">file</text:span><text:span text:style-name="T6">.</text:span><text:span text:style-name="T21">close</text:span><text:span text:style-name="T6">();</text:span></text:p>
            <text:p text:style-name="P9">    <text:span text:style-name="T6">}</text:span></text:p>
            <text:p text:style-name="P15">}</text:p>
            <text:p text:style-name="P11"><text:span text:style-name="Source_20_Text"><text:span text:style-name="T6"/></text:span></text:p>
            <text:p text:style-name="P5"><text:span text:style-name="Source_20_Text"><text:span text:style-name="T7"/>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Source_20_Text"><text:span text:style-name="T22">//</text:span></text:span></text:p>
            <text:p text:style-name="P6"><text:span text:style-name="Source_20_Text"><text:span text:style-name="T22">// </text:span></text:span><text:span text:style-name="Source_20_Text"><text:span text:style-name="T26">main.cpp</text:span></text:span></text:p>
            <text:p text:style-name="P6"><text:span text:style-name="Source_20_Text"><text:span text:style-name="T22">//</text:span></text:span></text:p>
            <text:p text:style-name="P6"><text:span text:style-name="Source_20_Text"><text:span text:style-name="T22"/></text:span></text:p>
            <text:p text:style-name="P12"><text:span text:style-name="Source_20_Text"><text:span text:style-name="T6">#</text:span></text:span><text:span text:style-name="Source_20_Text"><text:span text:style-name="T8">include</text:span></text:span><text:span text:style-name="Source_20_Text"><text:span text:style-name="T10"> </text:span></text:span><text:span text:style-name="Source_20_Text"><text:span text:style-name="T12">&lt;</text:span></text:span><text:span text:style-name="Source_20_Text"><text:span text:style-name="T14">iostream</text:span></text:span><text:span text:style-name="Source_20_Text"><text:span text:style-name="T12">&gt;</text:span></text:span></text:p>
            <text:p text:style-name="P7"><text:span text:style-name="T5">#</text:span><text:span text:style-name="T7">include</text:span><text:span text:style-name="T9"> </text:span><text:span text:style-name="T11">&lt;</text:span><text:span text:style-name="T13">vector</text:span><text:span text:style-name="T11">&gt;</text:span></text:p>
            <text:p text:style-name="P7"><text:span text:style-name="T5">#</text:span><text:span text:style-name="T7">include</text:span><text:span text:style-name="T9"> </text:span><text:span text:style-name="T11">&lt;</text:span><text:span text:style-name="T13">limits</text:span><text:span text:style-name="T11">&gt;</text:span></text:p>
            <text:p text:style-name="P7"><text:span text:style-name="T5">#</text:span><text:span text:style-name="T7">include</text:span><text:span text:style-name="T9"> </text:span><text:span text:style-name="T11">"</text:span><text:span text:style-name="T13">polynomial.h</text:span><text:span text:style-name="T11">"</text:span></text:p>
            <text:p text:style-name="P7"><text:span text:style-name="T5">#</text:span><text:span text:style-name="T7">include</text:span><text:span text:style-name="T9"> </text:span><text:span text:style-name="T11">"</text:span><text:span text:style-name="T13">extended_polynomial.h</text:span><text:span text:style-name="T11">"</text:span></text:p>
            <text:p text:style-name="P13"/>
            <text:p text:style-name="P7"><text:span text:style-name="T15">using</text:span> <text:span text:style-name="T15">namespace</text:span> <text:span text:style-name="T9">std</text:span><text:span text:style-name="T5">;</text:span></text:p>
            <text:p text:style-name="P13"/>
            <text:p text:style-name="P17">// Прототипы функций</text:p>
            <text:p text:style-name="P7"><text:span text:style-name="T15">void</text:span> <text:span text:style-name="T20">lab1_demo</text:span><text:span text:style-name="T5">();</text:span></text:p>
            <text:p text:style-name="P7"><text:span text:style-name="T15">void</text:span> <text:span text:style-name="T20">lab2_demo</text:span><text:span text:style-name="T5">();</text:span></text:p>
            <text:p text:style-name="P7"><text:span text:style-name="T15">void</text:span> <text:span text:style-name="T20">lab3_demo</text:span><text:span text:style-name="T5">();</text:span></text:p>
            <text:p text:style-name="P7"><text:span text:style-name="T17">Polynomial</text:span> <text:span text:style-name="T20">inputPolynomial</text:span><text:span text:style-name="T5">();</text:span></text:p>
            <text:p text:style-name="P7"><text:span text:style-name="T17">vector</text:span><text:span text:style-name="T5">&lt;</text:span><text:span text:style-name="T15">double</text:span><text:span text:style-name="T5">&gt;</text:span> <text:span text:style-name="T20">inputCoefficients</text:span><text:span text:style-name="T5">(</text:span><text:span text:style-name="T15">int</text:span> <text:span text:style-name="T7">order</text:span><text:span text:style-name="T5">);</text:span></text:p>
            <text:p text:style-name="P7"><text:span text:style-name="T15">void</text:span> <text:span text:style-name="T20">displayPolynomialInfo</text:span><text:span text:style-name="T5">(</text:span><text:span text:style-name="T15">const</text:span> <text:span text:style-name="T17">Polynomial</text:span><text:span text:style-name="T5">&amp;</text:span> <text:span text:style-name="T7">poly</text:span><text:span text:style-name="T5">);</text:span></text:p>
            <text:p text:style-name="P13"/>
            <text:p text:style-name="P7"><text:span text:style-name="T15">int</text:span> <text:span text:style-name="T20">main</text:span><text:span text:style-name="T5">()</text:span> <text:span text:style-name="T5">{</text:span></text:p>
            <text:p text:style-name="P9">    <text:span text:style-name="T16">int</text:span><text:span text:style-name="T19"> </text:span><text:span text:style-name="T29">choice</text:span><text:span text:style-name="T6">;</text:span></text:p>
            <text:p text:style-name="P9">    </text:p>
            <text:p text:style-name="P9">    <text:span text:style-name="T30">do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=== Polynomial Laboratory Works ===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1. Lab 1 - Basic Polynomial Class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2. Lab 2 - Operator Overloading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3. Lab 3 - Input/Output Operations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0. Exit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Choose laboratory work: </text:span><text:span text:style-name="T12">"</text:span><text:span text:style-name="T6">;</text:span></text:p>
            <text:p text:style-name="P9">        <text:span text:style-name="T10">cin</text:span><text:span text:style-name="T19"> </text:span><text:span text:style-name="T6">&gt;&gt;</text:span><text:span text:style-name="T19"> </text:span><text:span text:style-name="T29">choice</text:span><text:span text:style-name="T6">;</text:span></text:p>
            <text:p text:style-name="P9">        </text:p>
            <text:p text:style-name="P18">        <text:span text:style-name="T19">// Очистка буфера ввода</text:span></text:p>
            <text:p text:style-name="P9">        <text:span text:style-name="T10">cin</text:span><text:span text:style-name="T6">.</text:span><text:span text:style-name="T21">clear</text:span><text:span text:style-name="T6">();</text:span></text:p>
            <text:p text:style-name="P9">        <text:span text:style-name="T10">cin</text:span><text:span text:style-name="T6">.</text:span><text:span text:style-name="T21">ignore</text:span><text:span text:style-name="T6">(</text:span><text:span text:style-name="T18">numeric_limits</text:span><text:span text:style-name="T6">&lt;</text:span><text:span text:style-name="T18">streamsize</text:span><text:span text:style-name="T6">&gt;::</text:span><text:span text:style-name="T21">max</text:span><text:span text:style-name="T6">(),</text:span><text:span text:style-name="T19"> </text:span><text:span text:style-name="T12">'</text:span><text:span text:style-name="T31">\n</text:span><text:span text:style-name="T12">'</text:span><text:span text:style-name="T6">);</text:span></text:p>
            <text:p text:style-name="P9">        </text:p>
            <text:p text:style-name="P9">        <text:span text:style-name="T30">switch</text:span><text:span text:style-name="T19"> </text:span><text:span text:style-name="T6">(</text:span><text:span text:style-name="T29">choice</text:span><text:span text:style-name="T6">)</text:span><text:span text:style-name="T19"> </text:span><text:span text:style-name="T6">{</text:span></text:p>
            <text:p text:style-name="P9">            <text:span text:style-name="T30">case</text:span><text:span text:style-name="T19"> </text:span><text:span text:style-name="T28">1</text:span><text:span text:style-name="T6">:</text:span><text:span text:style-name="T19"> </text:span><text:span text:style-name="T21">lab1_demo</text:span><text:span text:style-name="T6">();</text:span><text:span text:style-name="T19"> </text:span><text:span text:style-name="T30">break</text:span><text:span text:style-name="T6">;</text:span></text:p>
            <text:p text:style-name="P9">            <text:span text:style-name="T30">case</text:span><text:span text:style-name="T19"> </text:span><text:span text:style-name="T28">2</text:span><text:span text:style-name="T6">:</text:span><text:span text:style-name="T19"> </text:span><text:span text:style-name="T21">lab2_demo</text:span><text:span text:style-name="T6">();</text:span><text:span text:style-name="T19"> </text:span><text:span text:style-name="T30">break</text:span><text:span text:style-name="T6">;</text:span></text:p>
            <text:p text:style-name="P9">            <text:span text:style-name="T30">case</text:span><text:span text:style-name="T19"> </text:span><text:span text:style-name="T28">3</text:span><text:span text:style-name="T6">:</text:span><text:span text:style-name="T19"> </text:span><text:span text:style-name="T21">lab3_demo</text:span><text:span text:style-name="T6">();</text:span><text:span text:style-name="T19"> </text:span><text:span text:style-name="T30">break</text:span><text:span text:style-name="T6">;</text:span></text:p>
            <text:p text:style-name="P9">            <text:span text:style-name="T30">case</text:span><text:span text:style-name="T19"> </text:span><text:span text:style-name="T28">0</text:span><text:span text:style-name="T6">:</text:span><text:span text:style-name="T19"> </text:span><text:span text:style-name="T10">cout</text:span><text:span text:style-name="T19"> </text:span><text:span text:style-name="T6">&lt;&lt;</text:span><text:span text:style-name="T19"> </text:span><text:span text:style-name="T12">"</text:span><text:span text:style-name="T14">Goodbye!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text:span text:style-name="T19"> </text:span><text:span text:style-name="T30">break</text:span><text:span text:style-name="T6">;</text:span></text:p>
            <text:p text:style-name="P9">            <text:span text:style-name="T30">default</text:span><text:span text:style-name="T6">:</text:span><text:span text:style-name="T19"> </text:span><text:span text:style-name="T10">cout</text:span><text:span text:style-name="T19"> </text:span><text:span text:style-name="T6">&lt;&lt;</text:span><text:span text:style-name="T19"> </text:span><text:span text:style-name="T12">"</text:span><text:span text:style-name="T14">Invalid choice!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6">}</text:span></text:p>
            <text:p text:style-name="P9">    <text:span text:style-name="T6">}</text:span><text:span text:style-name="T19"> </text:span><text:span text:style-name="T30">while</text:span><text:span text:style-name="T19"> </text:span><text:span text:style-name="T6">(</text:span><text:span text:style-name="T29">choice</text:span><text:span text:style-name="T19"> </text:span><text:span text:style-name="T6">!=</text:span><text:span text:style-name="T19"> </text:span><text:span text:style-name="T28">0</text:span><text:span text:style-name="T6">);</text:span></text:p>
            <text:p text:style-name="P9">    </text:p>
            <text:p text:style-name="P9">    <text:span text:style-name="T30">return</text:span><text:span text:style-name="T19"> </text:span><text:span text:style-name="T28">0</text:span><text:span text:style-name="T6">;</text:span></text:p>
            <text:p text:style-name="P15">}</text:p>
            <text:p text:style-name="P13"/>
            <text:p text:style-name="P17">// Функция для ввода коэффициентов</text:p>
            <text:p text:style-name="P7"><text:span text:style-name="T17">vector</text:span><text:span text:style-name="T5">&lt;</text:span><text:span text:style-name="T15">double</text:span><text:span text:style-name="T5">&gt;</text:span> <text:span text:style-name="T20">inputCoefficients</text:span><text:span text:style-name="T5">(</text:span><text:span text:style-name="T15">int</text:span> <text:span text:style-name="T7">order</text:span><text:span text:style-name="T5">)</text:span> <text:span text:style-name="T5">{</text:span></text:p>
            <text:p text:style-name="P9">    <text:span text:style-name="T18">vector</text:span><text:span text:style-name="T6">&lt;</text:span><text:span text:style-name="T16">double</text:span><text:span text:style-name="T6">&gt;</text:span><text:span text:style-name="T19"> </text:span><text:span text:style-name="T29">coefficients</text:span><text:span text:style-name="T6">;</text:span></text:p>
            <text:p text:style-name="P9"><text:soft-page-break/>    <text:span text:style-name="T10">cout</text:span><text:span text:style-name="T19"> </text:span><text:span text:style-name="T6">&lt;&lt;</text:span><text:span text:style-name="T19"> </text:span><text:span text:style-name="T12">"</text:span><text:span text:style-name="T14">Enter </text:span><text:span text:style-name="T12">"</text:span><text:span text:style-name="T19"> </text:span><text:span text:style-name="T6">&lt;&lt;</text:span><text:span text:style-name="T19"> </text:span><text:span text:style-name="T6">(</text:span><text:span text:style-name="T8">order</text:span><text:span text:style-name="T19"> </text:span><text:span text:style-name="T6">+</text:span><text:span text:style-name="T19"> </text:span><text:span text:style-name="T28">1</text:span><text:span text:style-name="T6">)</text:span><text:span text:style-name="T19"> </text:span><text:span text:style-name="T6">&lt;&lt;</text:span><text:span text:style-name="T19"> </text:span><text:span text:style-name="T12">"</text:span><text:span text:style-name="T14"> coefficients (from constant term to highest degree):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30">for</text:span><text:span text:style-name="T19"> </text:span><text:span text:style-name="T6">(</text:span><text:span text:style-name="T16">int</text:span><text:span text:style-name="T19"> </text:span><text:span text:style-name="T29">i</text:span><text:span text:style-name="T19"> </text:span><text:span text:style-name="T6">=</text:span><text:span text:style-name="T19"> </text:span><text:span text:style-name="T28">0</text:span><text:span text:style-name="T6">;</text:span><text:span text:style-name="T19"> </text:span><text:span text:style-name="T29">i</text:span><text:span text:style-name="T19"> </text:span><text:span text:style-name="T6">&lt;=</text:span><text:span text:style-name="T19"> </text:span><text:span text:style-name="T8">order</text:span><text:span text:style-name="T6">;</text:span><text:span text:style-name="T19"> </text:span><text:span text:style-name="T29">i</text:span><text:span text:style-name="T6">++)</text:span><text:span text:style-name="T19"> </text:span><text:span text:style-name="T6">{</text:span></text:p>
            <text:p text:style-name="P9">        <text:span text:style-name="T16">double</text:span><text:span text:style-name="T19"> </text:span><text:span text:style-name="T29">coeff</text:span><text:span text:style-name="T6">;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Coefficient for x^</text:span><text:span text:style-name="T12">"</text:span><text:span text:style-name="T19"> </text:span><text:span text:style-name="T6">&lt;&lt;</text:span><text:span text:style-name="T19"> </text:span><text:span text:style-name="T29">i</text:span><text:span text:style-name="T19"> </text:span><text:span text:style-name="T6">&lt;&lt;</text:span><text:span text:style-name="T19"> </text:span><text:span text:style-name="T12">"</text:span><text:span text:style-name="T14">: </text:span><text:span text:style-name="T12">"</text:span><text:span text:style-name="T6">;</text:span></text:p>
            <text:p text:style-name="P9">        <text:span text:style-name="T10">cin</text:span><text:span text:style-name="T19"> </text:span><text:span text:style-name="T6">&gt;&gt;</text:span><text:span text:style-name="T19"> </text:span><text:span text:style-name="T29">coeff</text:span><text:span text:style-name="T6">;</text:span></text:p>
            <text:p text:style-name="P9">        <text:span text:style-name="T29">coefficients</text:span><text:span text:style-name="T6">.</text:span><text:span text:style-name="T21">push_back</text:span><text:span text:style-name="T6">(</text:span><text:span text:style-name="T29">coeff</text:span><text:span text:style-name="T6">);</text:span></text:p>
            <text:p text:style-name="P9">    <text:span text:style-name="T6">}</text:span></text:p>
            <text:p text:style-name="P9">    </text:p>
            <text:p text:style-name="P9">    <text:span text:style-name="T30">return</text:span><text:span text:style-name="T19"> </text:span><text:span text:style-name="T29">coefficients</text:span><text:span text:style-name="T6">;</text:span></text:p>
            <text:p text:style-name="P15">}</text:p>
            <text:p text:style-name="P13"/>
            <text:p text:style-name="P17">// Функция для ввода многочлена</text:p>
            <text:p text:style-name="P7"><text:span text:style-name="T17">Polynomial</text:span> <text:span text:style-name="T20">inputPolynomial</text:span><text:span text:style-name="T5">()</text:span> <text:span text:style-name="T5">{</text:span></text:p>
            <text:p text:style-name="P9">    <text:span text:style-name="T16">int</text:span><text:span text:style-name="T19"> </text:span><text:span text:style-name="T29">order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Enter the order (degree) of the polynomial: </text:span><text:span text:style-name="T12">"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order</text:span><text:span text:style-name="T6">;</text:span></text:p>
            <text:p text:style-name="P9">    </text:p>
            <text:p text:style-name="P9">    <text:span text:style-name="T30">if</text:span><text:span text:style-name="T19"> </text:span><text:span text:style-name="T6">(</text:span><text:span text:style-name="T29">order</text:span><text:span text:style-name="T19"> </text:span><text:span text:style-name="T6">&lt;</text:span><text:span text:style-name="T19"> </text:span><text:span text:style-name="T28">0</text:span><text:span text:style-name="T6">)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Order cannot be negative. Using order = 0.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    <text:span text:style-name="T29">order</text:span><text:span text:style-name="T19"> </text:span><text:span text:style-name="T6">=</text:span><text:span text:style-name="T19"> </text:span><text:span text:style-name="T28">0</text:span><text:span text:style-name="T6">;</text:span></text:p>
            <text:p text:style-name="P9">    <text:span text:style-name="T6">}</text:span></text:p>
            <text:p text:style-name="P9">    </text:p>
            <text:p text:style-name="P9">    <text:span text:style-name="T18">vector</text:span><text:span text:style-name="T6">&lt;</text:span><text:span text:style-name="T16">double</text:span><text:span text:style-name="T6">&gt;</text:span><text:span text:style-name="T19"> </text:span><text:span text:style-name="T29">coefficients</text:span><text:span text:style-name="T19"> </text:span><text:span text:style-name="T6">=</text:span><text:span text:style-name="T19"> </text:span><text:span text:style-name="T21">inputCoefficients</text:span><text:span text:style-name="T6">(</text:span><text:span text:style-name="T29">order</text:span><text:span text:style-name="T6">);</text:span></text:p>
            <text:p text:style-name="P9">    <text:span text:style-name="T30">return</text:span><text:span text:style-name="T19"> </text:span><text:span text:style-name="T18">Polynomial</text:span><text:span text:style-name="T6">(</text:span><text:span text:style-name="T29">order</text:span><text:span text:style-name="T6">,</text:span><text:span text:style-name="T19"> </text:span><text:span text:style-name="T29">coefficients</text:span><text:span text:style-name="T6">);</text:span></text:p>
            <text:p text:style-name="P15">}</text:p>
            <text:p text:style-name="P13"/>
            <text:p text:style-name="P17">// Функция для отображения информации о многочлене</text:p>
            <text:p text:style-name="P7"><text:span text:style-name="T15">void</text:span> <text:span text:style-name="T20">displayPolynomialInfo</text:span><text:span text:style-name="T5">(</text:span><text:span text:style-name="T15">const</text:span> <text:span text:style-name="T17">Polynomial</text:span><text:span text:style-name="T5">&amp;</text:span> <text:span text:style-name="T7">poly</text:span><text:span text:style-name="T5">)</text:span> <text:span text:style-name="T5">{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olynomial: </text:span><text:span text:style-name="T12">"</text:span><text:span text:style-name="T19"> </text:span><text:span text:style-name="T6">&lt;&lt;</text:span><text:span text:style-name="T19"> </text:span><text:span text:style-name="T8">poly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Degree: </text:span><text:span text:style-name="T12">"</text:span><text:span text:style-name="T19"> </text:span><text:span text:style-name="T6">&lt;&lt;</text:span><text:span text:style-name="T19"> </text:span><text:span text:style-name="T8">poly</text:span><text:span text:style-name="T6">.</text:span><text:span text:style-name="T21">getOrder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Вывод коэффициентов</text:span></text:p>
            <text:p text:style-name="P9">    <text:span text:style-name="T18">vector</text:span><text:span text:style-name="T6">&lt;</text:span><text:span text:style-name="T16">double</text:span><text:span text:style-name="T6">&gt;</text:span><text:span text:style-name="T19"> </text:span><text:span text:style-name="T29">coeffs</text:span><text:span text:style-name="T19"> </text:span><text:span text:style-name="T6">=</text:span><text:span text:style-name="T19"> </text:span><text:span text:style-name="T8">poly</text:span><text:span text:style-name="T6">.</text:span><text:span text:style-name="T21">getCoefficients</text:span><text:span text:style-name="T6">()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Coefficients: </text:span><text:span text:style-name="T12">"</text:span><text:span text:style-name="T6">;</text:span></text:p>
            <text:p text:style-name="P9">    <text:span text:style-name="T30">for</text:span><text:span text:style-name="T19"> </text:span><text:span text:style-name="T6">(</text:span><text:span text:style-name="T18">size_t</text:span><text:span text:style-name="T19"> </text:span><text:span text:style-name="T29">i</text:span><text:span text:style-name="T19"> </text:span><text:span text:style-name="T6">=</text:span><text:span text:style-name="T19"> </text:span><text:span text:style-name="T28">0</text:span><text:span text:style-name="T6">;</text:span><text:span text:style-name="T19"> </text:span><text:span text:style-name="T29">i</text:span><text:span text:style-name="T19"> </text:span><text:span text:style-name="T6">&lt;</text:span><text:span text:style-name="T19"> </text:span><text:span text:style-name="T29">coeffs</text:span><text:span text:style-name="T6">.</text:span><text:span text:style-name="T21">size</text:span><text:span text:style-name="T6">();</text:span><text:span text:style-name="T19"> </text:span><text:span text:style-name="T29">i</text:span><text:span text:style-name="T6">++)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29">coeffs</text:span><text:span text:style-name="T6">[</text:span><text:span text:style-name="T29">i</text:span><text:span text:style-name="T6">];</text:span></text:p>
            <text:p text:style-name="P9">        <text:span text:style-name="T30">if</text:span><text:span text:style-name="T19"> </text:span><text:span text:style-name="T6">(</text:span><text:span text:style-name="T29">i</text:span><text:span text:style-name="T19"> </text:span><text:span text:style-name="T6">&lt;</text:span><text:span text:style-name="T19"> </text:span><text:span text:style-name="T29">coeffs</text:span><text:span text:style-name="T6">.</text:span><text:span text:style-name="T21">size</text:span><text:span text:style-name="T6">()</text:span><text:span text:style-name="T19"> </text:span><text:span text:style-name="T6">-</text:span><text:span text:style-name="T19"> </text:span><text:span text:style-name="T28">1</text:span><text:span text:style-name="T6">)</text:span><text:span text:style-name="T19"> </text:span><text:span text:style-name="T10">cout</text:span><text:span text:style-name="T19"> </text:span><text:span text:style-name="T6">&lt;&lt;</text:span><text:span text:style-name="T19"> </text:span><text:span text:style-name="T12">"</text:span><text:span text:style-name="T14">, </text:span><text:span text:style-name="T12">"</text:span><text:span text:style-name="T6">;</text:span></text:p>
            <text:p text:style-name="P9">    <text:span text:style-name="T6">}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15">}</text:p>
            <text:p text:style-name="P13"/>
            <text:p text:style-name="P7"><text:span text:style-name="T15">void</text:span> <text:span text:style-name="T20">lab1_demo</text:span><text:span text:style-name="T5">()</text:span> <text:span text:style-name="T5">{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=== Lab 1: Basic Polynomial Class ===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Creating First Polynomial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1</text:span><text:span text:style-name="T19"> </text:span><text:span text:style-name="T6">=</text:span><text:span text:style-name="T19"> </text:span><text:span text:style-name="T21">inputPolynomial</text:span><text:span text:style-name="T6">();</text:span></text:p>
            <text:p text:style-name="P9">    <text:span text:style-name="T21">displayPolynomialInfo</text:span><text:span text:style-name="T6">(</text:span><text:span text:style-name="T29">p1</text:span><text:span text:style-name="T6">);</text:span></text:p>
            <text:p text:style-name="P9">    </text:p>
            <text:p text:style-name="P18">    <text:span text:style-name="T19">// Вычисление значения</text:span></text:p>
            <text:p text:style-name="P9"><text:soft-page-break/>    <text:span text:style-name="T16">double</text:span><text:span text:style-name="T19"> </text:span><text:span text:style-name="T29">x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Enter x value to evaluate polynomial: </text:span><text:span text:style-name="T12">"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x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(</text:span><text:span text:style-name="T12">"</text:span><text:span text:style-name="T19"> </text:span><text:span text:style-name="T6">&lt;&lt;</text:span><text:span text:style-name="T19"> </text:span><text:span text:style-name="T29">x</text:span><text:span text:style-name="T19"> </text:span><text:span text:style-name="T6">&lt;&lt;</text:span><text:span text:style-name="T19"> </text:span><text:span text:style-name="T12">"</text:span><text:span text:style-name="T14">) =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evaluate</text:span><text:span text:style-name="T6">(</text:span><text:span text:style-name="T29">x</text:span><text:span text:style-name="T6">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Операции с многочленом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Polynomial Operations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Original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29">p1</text:span><text:span text:style-name="T6">.</text:span><text:span text:style-name="T21">increaseDegree</text:span><text:span text:style-name="T6">()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After increasing degree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29">p1</text:span><text:span text:style-name="T6">.</text:span><text:span text:style-name="T21">decreaseDegree</text:span><text:span text:style-name="T6">()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After decreasing degree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Создание второго многочлена для демонстрации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Creating Second Polynomial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2</text:span><text:span text:style-name="T19"> </text:span><text:span text:style-name="T6">=</text:span><text:span text:style-name="T19"> </text:span><text:span text:style-name="T21">inputPolynomial</text:span><text:span text:style-name="T6">();</text:span></text:p>
            <text:p text:style-name="P9">    <text:span text:style-name="T21">displayPolynomialInfo</text:span><text:span text:style-name="T6">(</text:span><text:span text:style-name="T29">p2</text:span><text:span text:style-name="T6">);</text:span></text:p>
            <text:p text:style-name="P9">    </text:p>
            <text:p text:style-name="P18">    <text:span text:style-name="T19">// Статический член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Number of Polynomial objects created: </text:span><text:span text:style-name="T12">"</text:span><text:span text:style-name="T19"> </text:span><text:span text:style-name="T6">&lt;&lt;</text:span><text:span text:style-name="T19"> </text:span><text:span text:style-name="T18">Polynomial</text:span><text:span text:style-name="T6">::</text:span><text:span text:style-name="T21">getObjectCount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15">}</text:p>
            <text:p text:style-name="P13"/>
            <text:p text:style-name="P7"><text:span text:style-name="T15">void</text:span> <text:span text:style-name="T20">lab2_demo</text:span><text:span text:style-name="T5">()</text:span> <text:span text:style-name="T5">{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=== Lab 2: Operator Overloading ===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--- First Polynomial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1</text:span><text:span text:style-name="T19"> </text:span><text:span text:style-name="T6">=</text:span><text:span text:style-name="T19"> </text:span><text:span text:style-name="T21">inputPolynomial</text:span><text:span text:style-name="T6">();</text:span></text:p>
            <text:p text:style-name="P9">    <text:span text:style-name="T21">displayPolynomialInfo</text:span><text:span text:style-name="T6">(</text:span><text:span text:style-name="T29">p1</text:span><text:span text:style-name="T6">)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Second Polynomial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2</text:span><text:span text:style-name="T19"> </text:span><text:span text:style-name="T6">=</text:span><text:span text:style-name="T19"> </text:span><text:span text:style-name="T21">inputPolynomial</text:span><text:span text:style-name="T6">();</text:span></text:p>
            <text:p text:style-name="P9">    <text:span text:style-name="T21">displayPolynomialInfo</text:span><text:span text:style-name="T6">(</text:span><text:span text:style-name="T29">p2</text:span><text:span text:style-name="T6">)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Operator Demonstrations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Сложение</text:span></text:p>
            <text:p text:style-name="P9">    <text:span text:style-name="T18">Polynomial</text:span><text:span text:style-name="T19"> </text:span><text:span text:style-name="T29">sum</text:span><text:span text:style-name="T19"> </text:span><text:span text:style-name="T6">=</text:span><text:span text:style-name="T19"> </text:span><text:span text:style-name="T29">p1</text:span><text:span text:style-name="T19"> </text:span><text:span text:style-name="T6">+</text:span><text:span text:style-name="T19"> </text:span><text:span text:style-name="T29">p2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1 + p2 = </text:span><text:span text:style-name="T12">"</text:span><text:span text:style-name="T19"> </text:span><text:span text:style-name="T6">&lt;&lt;</text:span><text:span text:style-name="T19"> </text:span><text:span text:style-name="T29">sum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Вычитание</text:span></text:p>
            <text:p text:style-name="P9">    <text:span text:style-name="T18">Polynomial</text:span><text:span text:style-name="T19"> </text:span><text:span text:style-name="T29">diff</text:span><text:span text:style-name="T19"> </text:span><text:span text:style-name="T6">=</text:span><text:span text:style-name="T19"> </text:span><text:span text:style-name="T29">p1</text:span><text:span text:style-name="T19"> </text:span><text:span text:style-name="T6">-</text:span><text:span text:style-name="T19"> </text:span><text:span text:style-name="T29">p2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1 - p2 = </text:span><text:span text:style-name="T12">"</text:span><text:span text:style-name="T19"> </text:span><text:span text:style-name="T6">&lt;&lt;</text:span><text:span text:style-name="T19"> </text:span><text:span text:style-name="T29">diff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Инкремент/декремент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Increment/Decrement Operations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Original p1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6">++</text:span><text:span text:style-name="T29">p1</text:span><text:span text:style-name="T6">;</text:span></text:p>
            <text:p text:style-name="P9"><text:soft-page-break/>    <text:span text:style-name="T10">cout</text:span><text:span text:style-name="T19"> </text:span><text:span text:style-name="T6">&lt;&lt;</text:span><text:span text:style-name="T19"> </text:span><text:span text:style-name="T12">"</text:span><text:span text:style-name="T14">After ++p1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6">--</text:span><text:span text:style-name="T29">p1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After --p1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Оператор вызова функции</text:span></text:p>
            <text:p text:style-name="P9">    <text:span text:style-name="T16">double</text:span><text:span text:style-name="T19"> </text:span><text:span text:style-name="T29">x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Enter x value to evaluate p1: </text:span><text:span text:style-name="T12">"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x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1(</text:span><text:span text:style-name="T12">"</text:span><text:span text:style-name="T19"> </text:span><text:span text:style-name="T6">&lt;&lt;</text:span><text:span text:style-name="T19"> </text:span><text:span text:style-name="T29">x</text:span><text:span text:style-name="T19"> </text:span><text:span text:style-name="T6">&lt;&lt;</text:span><text:span text:style-name="T19"> </text:span><text:span text:style-name="T12">"</text:span><text:span text:style-name="T14">) =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(</text:span><text:span text:style-name="T29">x</text:span><text:span text:style-name="T6">)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Оператор индексирования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Indexing Operation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6">int</text:span><text:span text:style-name="T19"> </text:span><text:span text:style-name="T29">index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Enter coefficient index to display (0 to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.</text:span><text:span text:style-name="T21">getOrder</text:span><text:span text:style-name="T6">()</text:span><text:span text:style-name="T19"> </text:span><text:span text:style-name="T6">&lt;&lt;</text:span><text:span text:style-name="T19"> </text:span><text:span text:style-name="T12">"</text:span><text:span text:style-name="T14">): </text:span><text:span text:style-name="T12">"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index</text:span><text:span text:style-name="T6">;</text:span></text:p>
            <text:p text:style-name="P9">    <text:span text:style-name="T30">if</text:span><text:span text:style-name="T19"> </text:span><text:span text:style-name="T6">(</text:span><text:span text:style-name="T29">index</text:span><text:span text:style-name="T19"> </text:span><text:span text:style-name="T6">&gt;=</text:span><text:span text:style-name="T19"> </text:span><text:span text:style-name="T28">0</text:span><text:span text:style-name="T19"> </text:span><text:span text:style-name="T6">&amp;&amp;</text:span><text:span text:style-name="T19"> </text:span><text:span text:style-name="T29">index</text:span><text:span text:style-name="T19"> </text:span><text:span text:style-name="T6">&lt;=</text:span><text:span text:style-name="T19"> </text:span><text:span text:style-name="T29">p1</text:span><text:span text:style-name="T6">.</text:span><text:span text:style-name="T21">getOrder</text:span><text:span text:style-name="T6">())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p1[</text:span><text:span text:style-name="T12">"</text:span><text:span text:style-name="T19"> </text:span><text:span text:style-name="T6">&lt;&lt;</text:span><text:span text:style-name="T19"> </text:span><text:span text:style-name="T29">index</text:span><text:span text:style-name="T19"> </text:span><text:span text:style-name="T6">&lt;&lt;</text:span><text:span text:style-name="T19"> </text:span><text:span text:style-name="T12">"</text:span><text:span text:style-name="T14">] = </text:span><text:span text:style-name="T12">"</text:span><text:span text:style-name="T19"> </text:span><text:span text:style-name="T6">&lt;&lt;</text:span><text:span text:style-name="T19"> </text:span><text:span text:style-name="T29">p1</text:span><text:span text:style-name="T6">[</text:span><text:span text:style-name="T29">index</text:span><text:span text:style-name="T6">]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6">}</text:span><text:span text:style-name="T19"> </text:span><text:span text:style-name="T30">else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Invalid index!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6">}</text:span></text:p>
            <text:p text:style-name="P15">}</text:p>
            <text:p text:style-name="P13"/>
            <text:p text:style-name="P7"><text:span text:style-name="T15">void</text:span> <text:span text:style-name="T20">lab3_demo</text:span><text:span text:style-name="T5">()</text:span> <text:span text:style-name="T5">{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=== Lab 3: Input/Output Operations ===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--- Create Polynomial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1</text:span><text:span text:style-name="T19"> </text:span><text:span text:style-name="T6">=</text:span><text:span text:style-name="T19"> </text:span><text:span text:style-name="T21">inputPolynomial</text:span><text:span text:style-name="T6">();</text:span></text:p>
            <text:p text:style-name="P9">    <text:span text:style-name="T21">displayPolynomialInfo</text:span><text:span text:style-name="T6">(</text:span><text:span text:style-name="T29">p1</text:span><text:span text:style-name="T6">);</text:span></text:p>
            <text:p text:style-name="P9">    </text:p>
            <text:p text:style-name="P18">    <text:span text:style-name="T19">// Вывод в поток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Stream Output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Using operator&lt;&lt;: </text:span><text:span text:style-name="T12">"</text:span><text:span text:style-name="T19"> </text:span><text:span text:style-name="T6">&lt;&lt;</text:span><text:span text:style-name="T19"> </text:span><text:span text:style-name="T29">p1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Ввод из потока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Stream Input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Polynomial</text:span><text:span text:style-name="T19"> </text:span><text:span text:style-name="T29">p2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Now let's input another polynomial using operator&gt;&gt;: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p2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You entered: </text:span><text:span text:style-name="T12">"</text:span><text:span text:style-name="T19"> </text:span><text:span text:style-name="T6">&lt;&lt;</text:span><text:span text:style-name="T19"> </text:span><text:span text:style-name="T29">p2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Работа с файлами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31">\n</text:span><text:span text:style-name="T14">--- File Operations ---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8">string</text:span><text:span text:style-name="T19"> </text:span><text:span text:style-name="T29">filename</text:span><text:span text:style-name="T6">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Enter filename for text file (without extension): </text:span><text:span text:style-name="T12">"</text:span><text:span text:style-name="T6">;</text:span></text:p>
            <text:p text:style-name="P9">    <text:span text:style-name="T10">cin</text:span><text:span text:style-name="T19"> </text:span><text:span text:style-name="T6">&gt;&gt;</text:span><text:span text:style-name="T19"> </text:span><text:span text:style-name="T29">filename</text:span><text:span text:style-name="T6">;</text:span></text:p>
            <text:p text:style-name="P9">    <text:span text:style-name="T18">string</text:span><text:span text:style-name="T19"> </text:span><text:span text:style-name="T29">textFile</text:span><text:span text:style-name="T19"> </text:span><text:span text:style-name="T6">=</text:span><text:span text:style-name="T19"> </text:span><text:span text:style-name="T29">filename</text:span><text:span text:style-name="T19"> </text:span><text:span text:style-name="T6">+</text:span><text:span text:style-name="T19"> </text:span><text:span text:style-name="T12">"</text:span><text:span text:style-name="T14">.txt</text:span><text:span text:style-name="T12">"</text:span><text:span text:style-name="T6">;</text:span></text:p>
            <text:p text:style-name="P9">    <text:span text:style-name="T18">string</text:span><text:span text:style-name="T19"> </text:span><text:span text:style-name="T29">binaryFile</text:span><text:span text:style-name="T19"> </text:span><text:span text:style-name="T6">=</text:span><text:span text:style-name="T19"> </text:span><text:span text:style-name="T29">filename</text:span><text:span text:style-name="T19"> </text:span><text:span text:style-name="T6">+</text:span><text:span text:style-name="T19"> </text:span><text:span text:style-name="T12">"</text:span><text:span text:style-name="T14">.bin</text:span><text:span text:style-name="T12">"</text:span><text:span text:style-name="T6">;</text:span></text:p>
            <text:p text:style-name="P9">    </text:p>
            <text:p text:style-name="P9">    <text:span text:style-name="T29">p1</text:span><text:span text:style-name="T6">.</text:span><text:span text:style-name="T21">saveToTextFile</text:span><text:span text:style-name="T6">(</text:span><text:span text:style-name="T29">textFile</text:span><text:span text:style-name="T6">);</text:span></text:p>
            <text:p text:style-name="P9"><text:soft-page-break/>    <text:span text:style-name="T29">p1</text:span><text:span text:style-name="T6">.</text:span><text:span text:style-name="T21">saveToBinaryFile</text:span><text:span text:style-name="T6">(</text:span><text:span text:style-name="T29">binaryFile</text:span><text:span text:style-name="T6">)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Polynomial saved to </text:span><text:span text:style-name="T12">"</text:span><text:span text:style-name="T19"> </text:span><text:span text:style-name="T6">&lt;&lt;</text:span><text:span text:style-name="T19"> </text:span><text:span text:style-name="T29">textFile</text:span><text:span text:style-name="T19"> </text:span><text:span text:style-name="T6">&lt;&lt;</text:span><text:span text:style-name="T19"> </text:span><text:span text:style-name="T12">"</text:span><text:span text:style-name="T14"> and </text:span><text:span text:style-name="T12">"</text:span><text:span text:style-name="T19"> </text:span><text:span text:style-name="T6">&lt;&lt;</text:span><text:span text:style-name="T19"> </text:span><text:span text:style-name="T29">binaryFile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Загрузка из файлов</text:span></text:p>
            <text:p text:style-name="P9">    <text:span text:style-name="T18">Polynomial</text:span><text:span text:style-name="T19"> </text:span><text:span text:style-name="T29">p3</text:span><text:span text:style-name="T6">,</text:span><text:span text:style-name="T19"> </text:span><text:span text:style-name="T29">p4</text:span><text:span text:style-name="T6">;</text:span></text:p>
            <text:p text:style-name="P9">    <text:span text:style-name="T29">p3</text:span><text:span text:style-name="T6">.</text:span><text:span text:style-name="T21">loadFromTextFile</text:span><text:span text:style-name="T6">(</text:span><text:span text:style-name="T29">textFile</text:span><text:span text:style-name="T6">);</text:span></text:p>
            <text:p text:style-name="P9">    <text:span text:style-name="T29">p4</text:span><text:span text:style-name="T6">.</text:span><text:span text:style-name="T21">loadFromBinaryFile</text:span><text:span text:style-name="T6">(</text:span><text:span text:style-name="T29">binaryFile</text:span><text:span text:style-name="T6">);</text:span></text:p>
            <text:p text:style-name="P9">    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Loaded from text file: </text:span><text:span text:style-name="T12">"</text:span><text:span text:style-name="T19"> </text:span><text:span text:style-name="T6">&lt;&lt;</text:span><text:span text:style-name="T19"> </text:span><text:span text:style-name="T29">p3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10">cout</text:span><text:span text:style-name="T19"> </text:span><text:span text:style-name="T6">&lt;&lt;</text:span><text:span text:style-name="T19"> </text:span><text:span text:style-name="T12">"</text:span><text:span text:style-name="T14">Loaded from binary file: </text:span><text:span text:style-name="T12">"</text:span><text:span text:style-name="T19"> </text:span><text:span text:style-name="T6">&lt;&lt;</text:span><text:span text:style-name="T19"> </text:span><text:span text:style-name="T29">p4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/text:p>
            <text:p text:style-name="P18">    <text:span text:style-name="T19">// Проверка корректности</text:span></text:p>
            <text:p text:style-name="P9">    <text:span text:style-name="T30">if</text:span><text:span text:style-name="T19"> </text:span><text:span text:style-name="T6">(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==</text:span><text:span text:style-name="T19"> </text:span><text:span text:style-name="T29">p3</text:span><text:span text:style-name="T6">.</text:span><text:span text:style-name="T21">toString</text:span><text:span text:style-name="T6">()</text:span><text:span text:style-name="T19"> </text:span><text:span text:style-name="T6">&amp;&amp;</text:span><text:span text:style-name="T19"> </text:span><text:span text:style-name="T29">p1</text:span><text:span text:style-name="T6">.</text:span><text:span text:style-name="T21">toString</text:span><text:span text:style-name="T6">()</text:span><text:span text:style-name="T19"> </text:span><text:span text:style-name="T6">==</text:span><text:span text:style-name="T19"> </text:span><text:span text:style-name="T29">p4</text:span><text:span text:style-name="T6">.</text:span><text:span text:style-name="T21">toString</text:span><text:span text:style-name="T6">())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File operations completed successfully!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6">}</text:span><text:span text:style-name="T19"> </text:span><text:span text:style-name="T30">else</text:span><text:span text:style-name="T19"> </text:span><text:span text:style-name="T6">{</text:span></text:p>
            <text:p text:style-name="P9">        <text:span text:style-name="T10">cout</text:span><text:span text:style-name="T19"> </text:span><text:span text:style-name="T6">&lt;&lt;</text:span><text:span text:style-name="T19"> </text:span><text:span text:style-name="T12">"</text:span><text:span text:style-name="T14">Error in file operations!</text:span><text:span text:style-name="T12">"</text:span><text:span text:style-name="T19"> </text:span><text:span text:style-name="T6">&lt;&lt;</text:span><text:span text:style-name="T19"> </text:span><text:span text:style-name="T21">endl</text:span><text:span text:style-name="T6">;</text:span></text:p>
            <text:p text:style-name="P9">    <text:span text:style-name="T6">}</text:span></text:p>
            <text:p text:style-name="P15">}</text:p>
            <text:p text:style-name="P8"><text:span text:style-name="Source_20_Text"><text:span text:style-name="T7"/></text:span>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22:48.478000000</dc:date>
    <meta:editing-duration>PT53M9S</meta:editing-duration>
    <meta:editing-cycles>31</meta:editing-cycles>
    <meta:generator>LibreOffice/24.2.6.2$Windows_X86_64 LibreOffice_project/ef66aa7e36a1bb8e65bfbc63aba53045a14d0871</meta:generator>
    <meta:document-statistic meta:table-count="3" meta:image-count="0" meta:object-count="0" meta:page-count="15" meta:paragraph-count="347" meta:word-count="1866" meta:character-count="14627" meta:non-whitespace-character-count="11844"/>
  </office:meta>
</office:document-meta>
</file>